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0F0001551100010F825B2A1A5B.wmf"/>
  <manifest:file-entry manifest:media-type="" manifest:full-path="Pictures/2000013000003DF1000036C52F0A9CBA.wmf"/>
  <manifest:file-entry manifest:media-type="" manifest:full-path="Pictures/200000F30001551100010F82E4F50B0A.wmf"/>
  <manifest:file-entry manifest:media-type="image/png" manifest:full-path="Pictures/10000200000003E0000000C8AB364A3D.png"/>
  <manifest:file-entry manifest:media-type="" manifest:full-path="Pictures/200000D90001551100010A72EC2E0843.wmf"/>
  <manifest:file-entry manifest:media-type="" manifest:full-path="Pictures/2000019E000154F600010AF6EB7AAA87.wmf"/>
  <manifest:file-entry manifest:media-type="" manifest:full-path="Pictures/200001400001552B00010C9D831517CD.wmf"/>
  <manifest:file-entry manifest:media-type="" manifest:full-path="Pictures/2000003E000036FC000026A753BE42EA.wmf"/>
  <manifest:file-entry manifest:media-type="" manifest:full-path="Pictures/2000000C000154F60000FCE8DAD6E4FE.wmf"/>
  <manifest:file-entry manifest:media-type="" manifest:full-path="Pictures/200000BB000182F40000503444F178BB.wmf"/>
  <manifest:file-entry manifest:media-type="" manifest:full-path="Pictures/200001910001551100010F821D6AC045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71cm" svg:stroke-color="#004d61" draw:stroke-linejoin="miter" draw:fill="solid" draw:fill-color="#ebf0f1" draw:textarea-horizontal-align="left" draw:textarea-vertical-align="top" draw:auto-grow-height="false" fo:padding-top="0.636cm" fo:padding-bottom="0.636cm" fo:padding-left="1.273cm" fo:padding-right="1.273cm" fo:wrap-option="no-wrap" draw:shadow="hidden"/>
    </style:style>
    <style:style style:name="gr2" style:family="graphic" style:parent-style-name="standard">
      <style:graphic-properties draw:stroke="solid" svg:stroke-width="0.071cm" svg:stroke-color="#004d61" draw:stroke-linejoin="miter" draw:fill="solid" draw:fill-color="#ebf0f1" draw:textarea-horizontal-align="left" draw:textarea-vertical-align="top" draw:auto-grow-height="false" fo:padding-top="0.636cm" fo:padding-bottom="0.297cm" fo:padding-left="1.273cm" fo:padding-right="1.273cm" fo:wrap-option="no-wrap" draw:shadow="hidden"/>
    </style:style>
    <style:style style:name="gr3" style:family="graphic" style:parent-style-name="standard">
      <style:graphic-properties draw:stroke="solid" svg:stroke-width="0.071cm" svg:stroke-color="#004d61" draw:stroke-linejoin="miter" draw:fill="solid" draw:fill-color="#ebf0f1" draw:textarea-horizontal-align="justify" draw:textarea-vertical-align="top" draw:auto-grow-height="false" fo:padding-top="0.636cm" fo:padding-bottom="0.636cm" fo:padding-left="1.273cm" fo:padding-right="1.273cm" fo:wrap-option="no-wrap" draw:shadow="hidden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59cm" fo:padding-bottom="0.159cm" fo:padding-left="0.318cm" fo:padding-right="0.318cm" fo:wrap-option="no-wrap" draw:shadow="hidden"/>
    </style:style>
    <style:style style:name="gr5" style:family="graphic" style:parent-style-name="standard">
      <style:graphic-properties draw:stroke="solid" svg:stroke-width="0.212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6" style:family="graphic" style:parent-style-name="standard">
      <style:graphic-properties draw:stroke="none" draw:fill="none" draw:fill-color="#00b8ff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7" style:family="graphic" style:parent-style-name="standard">
      <style:graphic-properties draw:stroke="dash" draw:stroke-dash="Dash_20_1" svg:stroke-width="0.212cm" svg:stroke-color="#cc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9" style:family="graphic" style:parent-style-name="standard">
      <style:graphic-properties draw:stroke="none" draw:fill="none" draw:fill-color="#00b8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0" style:family="graphic" style:parent-style-name="standard">
      <style:graphic-properties draw:stroke="none" draw:fill="none" draw:fill-color="#00b8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1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2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3" style:family="graphic" style:parent-style-name="standard">
      <style:graphic-properties draw:stroke="none" draw:fill="none" draw:fill-color="#00b8ff" draw:textarea-horizontal-align="righ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4" style:family="graphic" style:parent-style-name="standard">
      <style:graphic-properties draw:stroke="none" draw:fill="none" draw:fill-color="#00b8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color-mode="standard" draw:luminance="0%" draw:contrast="0%" draw:gamma="100%" draw:red="0%" draw:green="0%" draw:blue="0%" fo:clip="rect(0cm 0cm 0cm 0cm)" draw:image-opacity="100%" style:mirror="non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6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Standard-notes">
      <style:graphic-properties draw:stroke="none" draw:fill="none" draw:fill-color="#ffffff" draw:auto-grow-height="true" fo:min-height="52.875cm" draw:shadow="hidden"/>
    </style:style>
    <style:style style:name="P1" style:family="paragraph">
      <style:paragraph-properties fo:margin-left="1.172cm" fo:margin-right="0cm" fo:margin-top="1.834cm" fo:margin-bottom="0.784cm" fo:line-height="90%" fo:text-align="start" text:enable-numbering="false" fo:text-indent="-1.172cm"/>
    </style:style>
    <style:style style:name="P2" style:family="paragraph">
      <style:paragraph-properties fo:margin-left="1.172cm" fo:margin-right="0cm" fo:margin-top="0.784cm" fo:margin-bottom="0cm" fo:line-height="100%" fo:text-align="start" text:enable-numbering="false" fo:text-indent="-1.172cm"/>
    </style:style>
    <style:style style:name="P3" style:family="paragraph">
      <style:paragraph-properties fo:margin-left="2.826cm" fo:margin-right="0cm" fo:margin-top="0.471cm" fo:margin-bottom="0.471cm" fo:line-height="100%" fo:text-align="start" text:enable-numbering="false" fo:text-indent="-0.988cm" style:punctuation-wrap="hanging" style:line-break="strict"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fo:margin-left="1.172cm" fo:margin-right="0cm" fo:margin-top="1.834cm" fo:margin-bottom="0.784cm" fo:line-height="100%" fo:text-align="start" text:enable-numbering="false" fo:text-indent="-1.172cm"/>
    </style:style>
    <style:style style:name="P6" style:family="paragraph">
      <style:paragraph-properties fo:margin-left="2.826cm" fo:margin-right="0cm" fo:margin-top="0.471cm" fo:margin-bottom="0.471cm" fo:line-height="100%" fo:text-align="start" text:enable-numbering="false" fo:text-indent="-0.988cm" style:punctuation-wrap="hanging" style:line-break="strict" style:writing-mode="lr-tb">
        <style:tab-stops>
          <style:tab-stop style:position="0cm"/>
          <style:tab-stop style:position="0.189cm"/>
          <style:tab-stop style:position="0.252cm"/>
          <style:tab-stop style:position="2.041cm"/>
          <style:tab-stop style:position="3.238cm"/>
          <style:tab-stop style:position="3.893cm"/>
          <style:tab-stop style:position="5.745cm"/>
          <style:tab-stop style:position="6.223cm"/>
          <style:tab-stop style:position="7.597cm"/>
          <style:tab-stop style:position="9.208cm"/>
          <style:tab-stop style:position="9.397cm"/>
          <style:tab-stop style:position="10.878cm"/>
          <style:tab-stop style:position="12.194cm"/>
          <style:tab-stop style:position="13.149cm"/>
          <style:tab-stop style:position="15.001cm"/>
          <style:tab-stop style:position="16.853cm"/>
          <style:tab-stop style:position="18.714cm"/>
          <style:tab-stop style:position="20.566cm"/>
          <style:tab-stop style:position="22.419cm"/>
          <style:tab-stop style:position="24.271cm"/>
          <style:tab-stop style:position="26.123cm"/>
          <style:tab-stop style:position="27.975cm"/>
          <style:tab-stop style:position="29.827cm"/>
          <style:tab-stop style:position="31.679cm"/>
          <style:tab-stop style:position="33.531cm"/>
          <style:tab-stop style:position="35.383cm"/>
          <style:tab-stop style:position="35.965cm"/>
          <style:tab-stop style:position="38.951cm"/>
          <style:tab-stop style:position="41.914cm"/>
          <style:tab-stop style:position="44.899cm"/>
          <style:tab-stop style:position="47.911cm"/>
          <style:tab-stop style:position="50.866cm"/>
          <style:tab-stop style:position="53.851cm"/>
          <style:tab-stop style:position="56.836cm"/>
          <style:tab-stop style:position="59.822cm"/>
          <style:tab-stop style:position="62.807cm"/>
        </style:tab-stops>
      </style:paragraph-properties>
    </style:style>
    <style:style style:name="P7" style:family="paragraph">
      <style:paragraph-properties fo:margin-left="2.517cm" fo:margin-right="0cm" fo:margin-top="0.471cm" fo:margin-bottom="0.471cm" fo:line-height="100%" fo:text-align="start" text:enable-numbering="true" fo:text-indent="-0.987cm" style:punctuation-wrap="hanging" style:line-break="strict" style:writing-mode="lr-tb"/>
    </style:style>
    <style:style style:name="P8" style:family="paragraph">
      <style:paragraph-properties fo:margin-left="2.517cm" fo:margin-right="0cm" fo:margin-top="0.471cm" fo:margin-bottom="0.471cm" fo:line-height="100%" fo:text-align="start" text:enable-numbering="true" fo:text-indent="-0.987cm" style:punctuation-wrap="hanging" style:line-break="strict" style:writing-mode="lr-tb">
        <style:tab-stops>
          <style:tab-stop style:position="0.498cm"/>
          <style:tab-stop style:position="2.35cm"/>
          <style:tab-stop style:position="4.202cm"/>
          <style:tab-stop style:position="6.054cm"/>
          <style:tab-stop style:position="7.906cm"/>
          <style:tab-stop style:position="9.758cm"/>
          <style:tab-stop style:position="11.61cm"/>
          <style:tab-stop style:position="13.458cm"/>
          <style:tab-stop style:position="15.31cm"/>
          <style:tab-stop style:position="17.162cm"/>
          <style:tab-stop style:position="19.023cm"/>
          <style:tab-stop style:position="20.875cm"/>
          <style:tab-stop style:position="22.727cm"/>
          <style:tab-stop style:position="24.579cm"/>
          <style:tab-stop style:position="26.431cm"/>
          <style:tab-stop style:position="28.283cm"/>
          <style:tab-stop style:position="30.136cm"/>
          <style:tab-stop style:position="31.988cm"/>
          <style:tab-stop style:position="33.84cm"/>
          <style:tab-stop style:position="35.692cm"/>
          <style:tab-stop style:position="36.274cm"/>
          <style:tab-stop style:position="39.259cm"/>
        </style:tab-stops>
      </style:paragraph-properties>
    </style:style>
    <style:style style:name="P9" style:family="paragraph">
      <style:paragraph-properties fo:margin-left="0.379cm" fo:margin-right="0cm" fo:margin-top="1.834cm" fo:margin-bottom="0.784cm" fo:line-height="90%" fo:text-align="start" text:enable-numbering="false" fo:text-indent="-0.379cm"/>
    </style:style>
    <style:style style:name="P10" style:family="paragraph">
      <style:paragraph-properties fo:margin-left="1.12cm" fo:margin-right="0cm" fo:margin-top="0.392cm" fo:margin-bottom="0.392cm" fo:line-height="100%" fo:text-align="justify" text:enable-numbering="false" fo:text-indent="0cm" style:punctuation-wrap="hanging" style:line-break="strict" style:writing-mode="lr-tb"/>
    </style:style>
    <style:style style:name="P11" style:family="paragraph">
      <style:paragraph-properties fo:margin-left="1.172cm" fo:margin-right="0cm" fo:margin-top="1.098cm" fo:margin-bottom="0.471cm" fo:line-height="100%" fo:text-align="start" text:enable-numbering="false" fo:text-indent="-1.172cm"/>
    </style:style>
    <style:style style:name="P12" style:family="paragraph">
      <style:paragraph-properties fo:margin-left="2.826cm" fo:margin-right="0cm" fo:margin-top="0.471cm" fo:margin-bottom="0.471cm" fo:line-height="100%" fo:text-align="start" text:enable-numbering="true" fo:text-indent="-0.988cm" style:punctuation-wrap="hanging" style:line-break="strict" style:writing-mode="lr-tb"/>
    </style:style>
    <style:style style:name="P13" style:family="paragraph">
      <style:paragraph-properties fo:margin-left="3.77cm" fo:margin-right="0cm" fo:margin-top="0.471cm" fo:margin-bottom="0.471cm" fo:line-height="100%" fo:text-align="start" text:enable-numbering="true" fo:text-indent="0cm" style:punctuation-wrap="hanging" style:line-break="strict" style:writing-mode="lr-tb"/>
    </style:style>
    <style:style style:name="P14" style:family="paragraph">
      <style:paragraph-properties fo:margin-left="0cm" fo:margin-right="0cm" fo:margin-top="3.025cm" fo:margin-bottom="1.296cm" fo:line-height="90%" text:enable-numbering="false" fo:text-indent="0cm"/>
    </style:style>
    <style:style style:name="P15" style:family="paragraph">
      <style:paragraph-properties fo:margin-left="0cm" fo:margin-right="0cm" fo:margin-top="1.309cm" fo:margin-bottom="0cm" fo:line-height="65%" text:enable-numbering="false" fo:text-indent="0cm"/>
    </style:style>
    <style:style style:name="P16" style:family="paragraph">
      <style:paragraph-properties fo:margin-left="0cm" fo:margin-right="0cm" fo:margin-top="0.917cm" fo:margin-bottom="0cm" fo:line-height="65%" text:enable-numbering="false" fo:text-indent="0cm"/>
    </style:style>
    <style:style style:name="P17" style:family="paragraph">
      <style:paragraph-properties fo:margin-left="0cm" fo:margin-right="0cm" fo:margin-top="1.177cm" fo:margin-bottom="0cm" fo:line-height="65%" text:enable-numbering="false" fo:text-indent="0cm"/>
    </style:style>
    <style:style style:name="P18" style:family="paragraph">
      <style:paragraph-properties fo:text-align="center" style:writing-mode="lr-tb"/>
      <style:text-properties fo:font-size="24pt"/>
    </style:style>
    <style:style style:name="P19" style:family="paragraph">
      <style:paragraph-properties fo:margin-left="0cm" fo:margin-right="0cm" fo:margin-top="3.113cm" fo:margin-bottom="1.336cm" text:enable-numbering="false" fo:text-indent="0cm"/>
    </style:style>
    <style:style style:name="P20" style:family="paragraph">
      <style:paragraph-properties fo:margin-left="0cm" fo:margin-right="0cm" fo:margin-top="0.282cm" fo:margin-bottom="0cm" fo:line-height="100%" fo:text-align="start" text:enable-numbering="false" fo:text-indent="0cm" style:punctuation-wrap="simple" style:line-break="normal"/>
    </style:style>
    <style:style style:name="P21" style:family="paragraph">
      <style:paragraph-properties style:writing-mode="lr-tb"/>
      <style:text-properties fo:font-family="Arial" style:font-family-generic="swiss" style:font-pitch="variable"/>
    </style:style>
    <style:style style:name="P22" style:family="paragraph">
      <style:paragraph-properties fo:margin-left="0cm" fo:margin-right="0cm" fo:margin-top="0.246cm" fo:margin-bottom="0cm" fo:line-height="100%" fo:text-align="start" text:enable-numbering="false" fo:text-indent="0cm" style:punctuation-wrap="simple" style:line-break="normal"/>
    </style:style>
    <style:style style:name="P23" style:family="paragraph">
      <style:paragraph-properties fo:margin-left="0cm" fo:margin-right="0cm" fo:margin-top="0.317cm" fo:margin-bottom="0cm" fo:line-height="100%" fo:text-align="center" text:enable-numbering="false" fo:text-indent="0cm" style:punctuation-wrap="simple" style:line-break="normal"/>
    </style:style>
    <style:style style:name="P24" style:family="paragraph">
      <style:paragraph-properties fo:margin-left="0cm" fo:margin-right="0cm" fo:margin-top="0.317cm" fo:margin-bottom="0cm" fo:line-height="100%" fo:text-align="start" text:enable-numbering="false" fo:text-indent="0cm" style:punctuation-wrap="simple" style:line-break="normal"/>
    </style:style>
    <style:style style:name="P25" style:family="paragraph">
      <style:paragraph-properties fo:margin-left="0cm" fo:margin-right="0cm" fo:margin-top="0.246cm" fo:margin-bottom="0cm" fo:line-height="100%" fo:text-align="center" text:enable-numbering="false" fo:text-indent="0cm" style:punctuation-wrap="simple" style:line-break="normal"/>
    </style:style>
    <style:style style:name="P26" style:family="paragraph">
      <style:paragraph-properties fo:margin-left="0cm" fo:margin-right="0cm" fo:margin-top="0.246cm" fo:margin-bottom="0cm" fo:line-height="100%" fo:text-align="end" text:enable-numbering="false" fo:text-indent="0cm" style:punctuation-wrap="simple" style:line-break="normal"/>
    </style:style>
    <style:style style:name="P27" style:family="paragraph">
      <style:paragraph-properties fo:text-align="center"/>
    </style:style>
    <style:style style:name="P28" style:family="paragraph">
      <style:paragraph-properties fo:margin-left="0cm" fo:margin-right="0cm" fo:text-indent="0cm"/>
    </style:style>
    <style:style style:name="T1" style:family="text">
      <style:text-properties fo:color="#004d61" fo:font-size="54pt" style:font-size-asian="54pt" style:font-size-complex="54pt"/>
    </style:style>
    <style:style style:name="T2" style:family="text">
      <style:text-properties fo:font-size="54pt" style:font-family-asian="Arial" style:font-pitch-asian="variable" style:font-size-asian="54pt" style:font-family-complex="Arial" style:font-pitch-complex="variable" style:font-size-complex="54pt"/>
    </style:style>
    <style:style style:name="T3" style:family="text">
      <style:text-properties fo:font-size="36pt" style:font-family-asian="Arial" style:font-pitch-asian="variable" style:font-size-asian="36pt" style:font-family-complex="Arial" style:font-pitch-complex="variable" style:font-size-complex="36pt"/>
    </style:style>
    <style:style style:name="T4" style:family="text">
      <style:text-properties fo:color="#000000" style:text-line-through-style="none" style:text-position="0% 100%" fo:font-family="Arial" style:font-pitch="variable" fo:font-size="36pt" fo:font-style="normal" fo:text-shadow="none" style:text-underline-style="none" fo:font-weight="normal" style:font-family-asian="Arial" style:font-pitch-asian="variable" style:font-size-asian="36pt" style:font-family-complex="Arial" style:font-pitch-complex="variable" style:font-size-complex="36pt" style:font-relief="none"/>
    </style:style>
    <style:style style:name="T5" style:family="text">
      <style:text-properties fo:color="#004d61" fo:font-size="59pt" fo:language="en" fo:country="US" style:font-size-asian="59pt" style:font-size-complex="59pt"/>
    </style:style>
    <style:style style:name="T6" style:family="text">
      <style:text-properties fo:color="#7030a0" fo:font-size="59pt" fo:language="en" fo:country="US" style:font-size-asian="59pt" style:font-size-complex="59pt"/>
    </style:style>
    <style:style style:name="T7" style:family="text">
      <style:text-properties fo:color="#000000" style:text-line-through-style="none" style:text-position="0% 100%" fo:font-family="Arial" style:font-pitch="variable" fo:font-size="36pt" fo:language="en" fo:country="US" fo:font-style="normal" fo:text-shadow="none" style:text-underline-style="none" fo:font-weight="normal" style:font-family-asian="'ＭＳ Ｐゴシック'" style:font-pitch-asian="variable" style:font-size-asian="36pt" style:font-family-complex="'ＭＳ Ｐゴシック'" style:font-pitch-complex="variable" style:font-size-complex="36pt" style:font-relief="none"/>
    </style:style>
    <style:style style:name="T8" style:family="text">
      <style:text-properties fo:color="#000000" style:text-line-through-style="none" style:text-position="0% 100%" fo:font-family="'MS Reference Sans Serif'" style:font-family-generic="swiss" style:font-pitch="variable" fo:font-size="36pt" fo:language="en" fo:country="US" fo:font-style="normal" fo:text-shadow="none" style:text-underline-style="none" fo:font-weight="normal" style:font-family-asian="Arial" style:font-pitch-asian="variable" style:font-size-asian="36pt" style:font-family-complex="Arial" style:font-pitch-complex="variable" style:font-size-complex="36pt" style:font-relief="none"/>
    </style:style>
    <style:style style:name="T9" style:family="text">
      <style:text-properties fo:color="#000000" style:text-line-through-style="none" style:text-position="0% 100%" fo:font-family="Arial" style:font-pitch="variable" fo:font-size="36pt" fo:language="en" fo:country="US" fo:font-style="italic" fo:text-shadow="none" style:text-underline-style="none" fo:font-weight="normal" style:font-family-asian="Arial" style:font-pitch-asian="variable" style:font-size-asian="36pt" style:font-family-complex="Arial" style:font-pitch-complex="variable" style:font-size-complex="36pt" style:font-relief="none"/>
    </style:style>
    <style:style style:name="T10" style:family="text">
      <style:text-properties fo:color="#000000" style:text-line-through-style="none" style:text-position="0% 100%" fo:font-family="Arial" style:font-pitch="variable" fo:font-size="36pt" fo:language="en" fo:country="US" fo:font-style="normal" fo:text-shadow="none" style:text-underline-style="none" fo:font-weight="normal" style:font-family-asian="Arial" style:font-pitch-asian="variable" style:font-size-asian="36pt" style:font-family-complex="Arial" style:font-pitch-complex="variable" style:font-size-complex="36pt" style:font-relief="none"/>
    </style:style>
    <style:style style:name="T11" style:family="text">
      <style:text-properties fo:color="#000000" style:text-line-through-style="none" style:text-position="0% 100%" fo:font-family="Arial" style:font-pitch="variable" fo:font-size="36pt" fo:language="en" fo:country="US" fo:font-style="normal" fo:text-shadow="none" style:text-underline-style="none" fo:font-weight="bold" style:font-family-asian="Arial" style:font-pitch-asian="variable" style:font-size-asian="36pt" style:font-family-complex="Arial" style:font-pitch-complex="variable" style:font-size-complex="36pt" style:font-relief="none"/>
    </style:style>
    <style:style style:name="T12" style:family="text">
      <style:text-properties fo:color="#000000" style:text-line-through-style="none" style:text-position="-25% 58%" fo:font-family="Arial" style:font-pitch="variable" fo:font-size="36pt" fo:language="en" fo:country="US" fo:font-style="normal" fo:text-shadow="none" style:text-underline-style="none" fo:font-weight="normal" style:font-family-asian="Arial" style:font-pitch-asian="variable" style:font-size-asian="36pt" style:font-family-complex="Arial" style:font-pitch-complex="variable" style:font-size-complex="36pt" style:font-relief="none"/>
    </style:style>
    <style:style style:name="T13" style:family="text">
      <style:text-properties fo:color="#000000" style:text-line-through-style="none" style:text-position="0% 100%" fo:font-family="Symbol" style:font-family-generic="roman" style:font-pitch="variable" style:font-charset="x-symbol" fo:font-size="36pt" fo:language="en" fo:country="US" fo:font-style="normal" fo:text-shadow="none" style:text-underline-style="none" fo:font-weight="bold" style:font-family-asian="Arial" style:font-pitch-asian="variable" style:font-size-asian="36pt" style:font-family-complex="Arial" style:font-pitch-complex="variable" style:font-size-complex="36pt" style:font-relief="none"/>
    </style:style>
    <style:style style:name="T14" style:family="text">
      <style:text-properties fo:color="#000000" style:text-line-through-style="none" style:text-position="30% 58%" fo:font-family="Arial" style:font-pitch="variable" fo:font-size="36pt" fo:language="en" fo:country="US" fo:font-style="normal" fo:text-shadow="none" style:text-underline-style="none" fo:font-weight="normal" style:font-family-asian="Arial" style:font-pitch-asian="variable" style:font-size-asian="36pt" style:font-family-complex="Arial" style:font-pitch-complex="variable" style:font-size-complex="36pt" style:font-relief="none"/>
    </style:style>
    <style:style style:name="T15" style:family="text">
      <style:text-properties fo:color="#000000" style:text-line-through-style="none" style:text-position="0% 100%" fo:font-family="'ＭＳ Ｐゴシック'" style:font-pitch="variable" fo:font-size="36pt" fo:language="en" fo:country="US" fo:font-style="normal" fo:text-shadow="none" style:text-underline-style="none" fo:font-weight="normal" style:font-family-asian="Arial" style:font-pitch-asian="variable" style:font-size-asian="36pt" style:font-family-complex="Arial" style:font-pitch-complex="variable" style:font-size-complex="36pt" style:font-relief="none"/>
    </style:style>
    <style:style style:name="T16" style:family="text">
      <style:text-properties fo:color="#000000" style:text-line-through-style="none" style:text-position="-25% 58%" fo:font-family="Arial" style:font-pitch="variable" fo:font-size="18pt" fo:language="en" fo:country="US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17" style:family="text">
      <style:text-properties fo:color="#000000" style:text-line-through-style="none" style:text-position="0% 100%" fo:font-family="Arial" style:font-pitch="variable" fo:font-size="28pt" fo:language="en" fo:country="US" fo:font-style="normal" fo:text-shadow="none" style:text-underline-style="none" fo:font-weight="normal" style:font-family-asian="Arial" style:font-pitch-asian="variable" style:font-size-asian="28pt" style:font-family-complex="Arial" style:font-pitch-complex="variable" style:font-size-complex="28pt" style:font-relief="none"/>
    </style:style>
    <style:style style:name="T18" style:family="text">
      <style:text-properties fo:color="#000000" style:text-line-through-style="none" style:text-position="0% 100%" fo:font-family="Arial" style:font-pitch="variable" fo:font-size="36pt" fo:language="en" fo:country="US" fo:font-style="normal" fo:text-shadow="none" style:text-underline-style="none" fo:font-weight="bold" style:font-family-asian="'ＭＳ Ｐゴシック'" style:font-pitch-asian="variable" style:font-size-asian="36pt" style:font-family-complex="'ＭＳ Ｐゴシック'" style:font-pitch-complex="variable" style:font-size-complex="36pt" style:font-relief="none"/>
    </style:style>
    <style:style style:name="T19" style:family="text">
      <style:text-properties fo:color="#000000" style:text-line-through-style="none" style:text-position="0% 100%" fo:font-family="Arial" style:font-pitch="variable" fo:font-size="36pt" fo:language="en" fo:country="US" fo:font-style="italic" fo:text-shadow="none" style:text-underline-style="none" fo:font-weight="normal" style:font-family-asian="'ＭＳ Ｐゴシック'" style:font-pitch-asian="variable" style:font-size-asian="36pt" style:font-family-complex="'ＭＳ Ｐゴシック'" style:font-pitch-complex="variable" style:font-size-complex="36pt" style:font-relief="none"/>
    </style:style>
    <style:style style:name="T20" style:family="text">
      <style:text-properties fo:color="#004d61" fo:font-size="59pt" style:font-size-asian="59pt" style:font-size-complex="59pt"/>
    </style:style>
    <style:style style:name="T21" style:family="text">
      <style:text-properties fo:color="#004d61" style:text-line-through-style="none" style:text-position="0% 100%" fo:font-family="Arial" style:font-pitch="variable" fo:font-size="59pt" fo:font-style="normal" fo:text-shadow="none" style:text-underline-style="none" fo:font-weight="normal" style:font-family-asian="'ＭＳ Ｐゴシック'" style:font-pitch-asian="variable" style:font-size-asian="59pt" style:font-family-complex="'ＭＳ Ｐゴシック'" style:font-pitch-complex="variable" style:font-size-complex="59pt" style:font-relief="none"/>
    </style:style>
    <style:style style:name="T22" style:family="text">
      <style:text-properties fo:color="#004d61" fo:font-size="59pt" fo:language="en" fo:country="GB" style:font-size-asian="59pt" style:font-size-complex="59pt"/>
    </style:style>
    <style:style style:name="T23" style:family="text">
      <style:text-properties fo:color="#000000" style:text-line-through-style="none" style:text-position="0% 100%" fo:font-family="Arial" style:font-pitch="variable" fo:font-size="30pt" fo:language="en" fo:country="US" fo:font-style="normal" fo:text-shadow="none" style:text-underline-style="none" fo:font-weight="normal" style:font-family-asian="'ＭＳ Ｐゴシック'" style:font-pitch-asian="variable" style:font-size-asian="30pt" style:font-family-complex="'ＭＳ Ｐゴシック'" style:font-pitch-complex="variable" style:font-size-complex="30pt" style:font-relief="none"/>
    </style:style>
    <style:style style:name="T24" style:family="text">
      <style:text-properties fo:color="#000000" style:text-line-through-style="none" style:text-position="0% 100%" fo:font-family="Arial" style:font-pitch="variable" fo:font-size="36pt" fo:language="en" fo:country="GB" fo:font-style="normal" fo:text-shadow="none" style:text-underline-style="none" fo:font-weight="normal" style:font-family-asian="'ＭＳ Ｐゴシック'" style:font-pitch-asian="variable" style:font-size-asian="36pt" style:font-family-complex="'ＭＳ Ｐゴシック'" style:font-pitch-complex="variable" style:font-size-complex="36pt" style:font-relief="none"/>
    </style:style>
    <style:style style:name="T25" style:family="text">
      <style:text-properties fo:color="#000000" style:text-line-through-style="none" style:text-position="0% 100%" fo:font-family="Arial" style:font-pitch="variable" fo:font-size="36pt" fo:language="en" fo:country="GB" fo:font-style="italic" fo:text-shadow="none" style:text-underline-style="none" fo:font-weight="normal" style:font-family-asian="'ＭＳ Ｐゴシック'" style:font-pitch-asian="variable" style:font-size-asian="36pt" style:font-family-complex="'ＭＳ Ｐゴシック'" style:font-pitch-complex="variable" style:font-size-complex="36pt" style:font-relief="none"/>
    </style:style>
    <style:style style:name="T26" style:family="text">
      <style:text-properties fo:color="#000000" style:text-line-through-style="none" style:text-position="0% 100%" fo:font-family="Arial" style:font-pitch="variable" fo:font-size="36pt" fo:language="en" fo:country="GB" fo:font-style="normal" fo:text-shadow="none" style:text-underline-style="none" fo:font-weight="bold" style:font-family-asian="'ＭＳ Ｐゴシック'" style:font-pitch-asian="variable" style:font-size-asian="36pt" style:font-family-complex="'ＭＳ Ｐゴシック'" style:font-pitch-complex="variable" style:font-size-complex="36pt" style:font-relief="none"/>
    </style:style>
    <style:style style:name="T27" style:family="text">
      <style:text-properties fo:color="#000000" style:text-line-through-style="none" style:text-position="30% 58%" fo:font-family="Arial" style:font-pitch="variable" fo:font-size="36pt" fo:language="en" fo:country="GB" fo:font-style="normal" fo:text-shadow="none" style:text-underline-style="none" fo:font-weight="normal" style:font-family-asian="'ＭＳ Ｐゴシック'" style:font-pitch-asian="variable" style:font-size-asian="36pt" style:font-family-complex="'ＭＳ Ｐゴシック'" style:font-pitch-complex="variable" style:font-size-complex="36pt" style:font-relief="none"/>
    </style:style>
    <style:style style:name="T28" style:family="text">
      <style:text-properties fo:color="#000000" style:text-line-through-style="none" style:text-position="-25% 58%" fo:font-family="Arial" style:font-pitch="variable" fo:font-size="36pt" fo:language="en" fo:country="GB" fo:font-style="normal" fo:text-shadow="none" style:text-underline-style="none" fo:font-weight="normal" style:font-family-asian="'ＭＳ Ｐゴシック'" style:font-pitch-asian="variable" style:font-size-asian="36pt" style:font-family-complex="'ＭＳ Ｐゴシック'" style:font-pitch-complex="variable" style:font-size-complex="36pt" style:font-relief="none"/>
    </style:style>
    <style:style style:name="T29" style:family="text">
      <style:text-properties fo:color="#000000" style:text-line-through-style="none" style:text-position="0% 100%" fo:font-family="Arial" style:font-family-generic="swiss" style:font-pitch="variable" fo:font-size="44pt" fo:language="en" fo:country="GB" fo:font-style="normal" fo:text-shadow="none" style:text-underline-style="none" fo:font-weight="normal" style:font-family-asian="'ＭＳ Ｐゴシック'" style:font-pitch-asian="variable" style:font-size-asian="44pt" style:font-family-complex="'ＭＳ Ｐゴシック'" style:font-pitch-complex="variable" style:font-size-complex="44pt" style:font-relief="none"/>
    </style:style>
    <style:style style:name="T30" style:family="text">
      <style:text-properties fo:color="#ffffff" fo:font-size="80pt" fo:language="en" fo:country="US" fo:font-weight="bold" style:font-size-asian="80pt" style:font-size-complex="80pt"/>
    </style:style>
    <style:style style:name="T31" style:family="text">
      <style:text-properties fo:font-size="59pt" fo:language="en" fo:country="GB" style:font-size-asian="59pt" style:font-size-complex="59pt"/>
    </style:style>
    <style:style style:name="T32" style:family="text">
      <style:text-properties style:text-position="30% 58%" fo:font-size="59pt" fo:language="en" fo:country="GB" style:font-size-asian="59pt" style:font-size-complex="59pt"/>
    </style:style>
    <style:style style:name="T33" style:family="text">
      <style:text-properties fo:font-size="42pt" fo:language="en" fo:country="GB" style:font-size-asian="42pt" style:font-size-complex="42pt"/>
    </style:style>
    <style:style style:name="T34" style:family="text">
      <style:text-properties fo:font-size="42pt" fo:language="en" fo:country="GB" style:font-family-asian="Arial" style:font-pitch-asian="variable" style:font-size-asian="42pt" style:font-family-complex="Arial" style:font-pitch-complex="variable" style:font-size-complex="42pt"/>
    </style:style>
    <style:style style:name="T35" style:family="text">
      <style:text-properties fo:color="#004d61" fo:font-size="36pt" fo:language="en" fo:country="GB" style:font-family-asian="Arial" style:font-pitch-asian="variable" style:font-size-asian="36pt" style:font-family-complex="Arial" style:font-pitch-complex="variable" style:font-size-complex="36pt"/>
    </style:style>
    <style:style style:name="T36" style:family="text">
      <style:text-properties fo:font-size="36pt" fo:language="en" fo:country="GB" style:font-family-asian="Arial" style:font-pitch-asian="variable" style:font-size-asian="36pt" style:font-family-complex="Arial" style:font-pitch-complex="variable" style:font-size-complex="36pt"/>
    </style:style>
    <style:style style:name="T37" style:family="text">
      <style:text-properties fo:color="#000000" fo:font-size="32pt" fo:language="en" fo:country="US" style:font-size-asian="32pt" style:font-size-complex="32pt"/>
    </style:style>
    <style:style style:name="T38" style:family="text">
      <style:text-properties fo:color="#000000" fo:font-size="32pt" fo:language="en" fo:country="US" fo:font-weight="bold" style:font-size-asian="32pt" style:font-size-complex="32pt"/>
    </style:style>
    <style:style style:name="T39" style:family="text">
      <style:text-properties fo:color="#cc0000" fo:font-size="32pt" fo:language="en" fo:country="US" style:font-size-asian="32pt" style:font-size-complex="32pt"/>
    </style:style>
    <style:style style:name="T40" style:family="text">
      <style:text-properties fo:color="#cc0000" fo:font-size="32pt" fo:language="en" fo:country="US" fo:font-weight="bold" style:font-size-asian="32pt" style:font-size-complex="32pt"/>
    </style:style>
    <style:style style:name="T41" style:family="text">
      <style:text-properties fo:color="#000000" fo:font-family="Arial" style:font-family-generic="swiss" style:font-pitch="variable" fo:font-size="32pt" fo:language="en" fo:country="US" style:font-size-asian="32pt" style:font-size-complex="32pt"/>
    </style:style>
    <style:style style:name="T42" style:family="text">
      <style:text-properties fo:color="#000000" fo:font-family="Arial" style:font-family-generic="swiss" style:font-pitch="variable" fo:font-size="32pt" fo:language="en" fo:country="US" style:font-family-asian="Arial" style:font-pitch-asian="variable" style:font-size-asian="32pt" style:font-family-complex="Arial" style:font-pitch-complex="variable" style:font-size-complex="32pt"/>
    </style:style>
    <style:style style:name="T43" style:family="text">
      <style:text-properties fo:color="#000000" fo:font-family="Symbol" style:font-family-generic="roman" style:font-pitch="variable" style:font-charset="x-symbol" fo:font-size="32pt" fo:language="de" fo:country="DE" fo:font-weight="bold" style:font-family-asian="Arial" style:font-pitch-asian="variable" style:font-size-asian="32pt" style:font-family-complex="Arial" style:font-pitch-complex="variable" style:font-size-complex="32pt"/>
    </style:style>
    <style:style style:name="T44" style:family="text">
      <style:text-properties fo:color="#000000" style:text-position="-25% 58%" fo:font-family="Arial" style:font-family-generic="swiss" style:font-pitch="variable" fo:font-size="32pt" fo:language="de" fo:country="DE" style:font-family-asian="Arial" style:font-pitch-asian="variable" style:font-size-asian="32pt" style:font-family-complex="Arial" style:font-pitch-complex="variable" style:font-size-complex="32pt"/>
    </style:style>
    <style:style style:name="T45" style:family="text">
      <style:text-properties fo:color="#000000" fo:font-family="Arial" style:font-family-generic="swiss" style:font-pitch="variable" fo:font-size="32pt" fo:language="en" fo:country="US" fo:font-weight="bold" style:font-size-asian="32pt" style:font-size-complex="32pt"/>
    </style:style>
    <style:style style:name="T46" style:family="text">
      <style:text-properties fo:color="#000000" style:text-position="-25% 58%" fo:font-family="Arial" style:font-family-generic="swiss" style:font-pitch="variable" fo:font-size="32pt" fo:language="en" fo:country="US" style:font-size-asian="32pt" style:font-size-complex="32pt"/>
    </style:style>
    <style:style style:name="T47" style:family="text">
      <style:text-properties fo:color="#000000" fo:font-family="Arial" style:font-family-generic="swiss" style:font-pitch="variable" fo:font-size="32pt" fo:language="de" fo:country="DE" fo:font-weight="bold" style:font-family-asian="Arial" style:font-pitch-asian="variable" style:font-size-asian="32pt" style:font-family-complex="Arial" style:font-pitch-complex="variable" style:font-size-complex="32pt"/>
    </style:style>
    <style:style style:name="T48" style:family="text">
      <style:text-properties fo:color="#000000" style:text-position="30% 58%" fo:font-family="Arial" style:font-family-generic="swiss" style:font-pitch="variable" fo:font-size="32pt" fo:language="de" fo:country="DE" style:font-family-asian="Arial" style:font-pitch-asian="variable" style:font-size-asian="32pt" style:font-family-complex="Arial" style:font-pitch-complex="variable" style:font-size-complex="32pt"/>
    </style:style>
    <style:style style:name="T49" style:family="text">
      <style:text-properties fo:color="#000000" style:text-position="30% 58%" fo:font-family="Arial" style:font-family-generic="swiss" style:font-pitch="variable" fo:font-size="32pt" fo:language="en" fo:country="US" style:font-size-asian="32pt" style:font-size-complex="32pt"/>
    </style:style>
    <style:style style:name="T50" style:family="text">
      <style:text-properties fo:color="#000000" style:text-position="30% 58%" fo:font-family="'Times New Roman'" style:font-family-generic="roman" style:font-pitch="variable" fo:font-size="32pt" fo:language="el" fo:country="GR" style:font-family-asian="Arial" style:font-pitch-asian="variable" style:font-size-asian="32pt" style:font-family-complex="Arial" style:font-pitch-complex="variable" style:font-size-complex="32pt"/>
    </style:style>
    <style:style style:name="T51" style:family="text">
      <style:text-properties fo:color="#000000" style:text-position="30% 58%" fo:font-family="Arial" style:font-family-generic="swiss" style:font-pitch="variable" fo:font-size="32pt" fo:language="de" fo:country="DE" fo:font-weight="bold" style:font-family-asian="Arial" style:font-pitch-asian="variable" style:font-size-asian="32pt" style:font-family-complex="Arial" style:font-pitch-complex="variable" style:font-size-complex="32pt"/>
    </style:style>
    <style:style style:name="T52" style:family="text">
      <style:text-properties fo:color="#000000" fo:font-family="'Times New Roman'" style:font-family-generic="roman" style:font-pitch="variable" fo:font-size="32pt" fo:language="el" fo:country="GR" style:font-family-asian="Arial" style:font-pitch-asian="variable" style:font-size-asian="32pt" style:font-family-complex="Arial" style:font-pitch-complex="variable" style:font-size-complex="32pt"/>
    </style:style>
    <style:style style:name="T53" style:family="text">
      <style:text-properties fo:color="#000000" fo:font-family="Arial" style:font-family-generic="swiss" style:font-pitch="variable" fo:font-size="32pt" fo:language="de" fo:country="DE" style:font-family-asian="Arial" style:font-pitch-asian="variable" style:font-size-asian="32pt" style:font-family-complex="Arial" style:font-pitch-complex="variable" style:font-size-complex="32pt"/>
    </style:style>
    <style:style style:name="T54" style:family="text">
      <style:text-properties fo:color="#000000" fo:font-family="'Times New Roman'" style:font-family-generic="roman" style:font-pitch="variable" fo:font-size="32pt" fo:language="en" fo:country="US" style:font-size-asian="32pt" style:font-size-complex="32pt"/>
    </style:style>
    <style:style style:name="T55" style:family="text">
      <style:text-properties fo:color="#000000" fo:font-family="'Times New Roman'" style:font-family-generic="roman" style:font-pitch="variable" fo:font-size="32pt" fo:language="de" fo:country="DE" style:font-family-asian="Arial" style:font-pitch-asian="variable" style:font-size-asian="32pt" style:font-family-complex="Arial" style:font-pitch-complex="variable" style:font-size-complex="32pt"/>
    </style:style>
    <style:style style:name="T56" style:family="text">
      <style:text-properties fo:color="#000000" style:text-position="30% 58%" fo:font-family="Arial" style:font-family-generic="swiss" style:font-pitch="variable" fo:font-size="32pt" fo:language="de" fo:country="DE" style:font-family-asian="Arial" style:font-pitch-asian="variable" style:font-size-asian="32pt" style:font-family-complex="Arial" style:font-pitch-complex="variable" style:font-size-complex="32pt"/>
    </style:style>
    <style:style style:name="T57" style:family="text">
      <style:text-properties fo:color="#000000" style:text-position="30% 58%" fo:font-family="'Times New Roman'" style:font-family-generic="roman" style:font-pitch="variable" fo:font-size="32pt" fo:language="en" fo:country="US" style:font-size-asian="32pt" style:font-size-complex="32pt"/>
    </style:style>
    <style:style style:name="T58" style:family="text">
      <style:text-properties fo:color="#000000" fo:font-family="Arial" style:font-family-generic="swiss" style:font-pitch="variable" fo:font-size="32pt" fo:language="el" fo:country="GR" style:font-family-asian="Arial" style:font-pitch-asian="variable" style:font-size-asian="32pt" style:font-family-complex="Arial" style:font-pitch-complex="variable" style:font-size-complex="32pt"/>
    </style:style>
    <style:style style:name="T59" style:family="text">
      <style:text-properties fo:color="#000000" style:text-position="30% 58%" fo:font-family="Arial" style:font-family-generic="swiss" style:font-pitch="variable" fo:font-size="32pt" fo:language="en" fo:country="US" fo:font-weight="bold" style:font-size-asian="32pt" style:font-size-complex="32pt"/>
    </style:style>
    <style:style style:name="T60" style:family="text">
      <style:text-properties fo:color="#000000" fo:font-family="Arial" style:font-family-generic="swiss" style:font-pitch="variable" fo:font-size="44pt" fo:language="el" fo:country="GR" style:font-family-asian="Arial" style:font-pitch-asian="variable" style:font-size-asian="44pt" style:font-family-complex="Arial" style:font-pitch-complex="variable" style:font-size-complex="44pt"/>
    </style:style>
    <style:style style:name="T61" style:family="text">
      <style:text-properties fo:color="#000000" style:text-position="30% 58%" fo:font-family="'Times New Roman'" style:font-family-generic="roman" style:font-pitch="variable" fo:font-size="32pt" fo:language="de" fo:country="DE" style:font-family-asian="Arial" style:font-pitch-asian="variable" style:font-size-asian="32pt" style:font-family-complex="Arial" style:font-pitch-complex="variable" style:font-size-complex="32pt"/>
    </style:style>
    <style:style style:name="T62" style:family="text">
      <style:text-properties fo:color="#000000" fo:font-family="'Times New Roman'" style:font-family-generic="roman" style:font-pitch="variable" fo:font-size="28pt" fo:language="en" fo:country="GB" style:font-size-asian="28pt" style:font-size-complex="28pt"/>
    </style:style>
    <style:style style:name="T63" style:family="text">
      <style:text-properties fo:color="#000000" fo:font-family="Arial" style:font-family-generic="swiss" style:font-pitch="variable" fo:font-size="32pt" fo:language="en" fo:country="GB" style:font-family-asian="Arial" style:font-pitch-asian="variable" style:font-size-asian="32pt" style:font-family-complex="Arial" style:font-pitch-complex="variable" style:font-size-complex="32pt"/>
    </style:style>
    <style:style style:name="T64" style:family="text">
      <style:text-properties fo:color="#000000" fo:font-family="Arial" style:font-family-generic="swiss" style:font-pitch="variable" fo:font-size="32pt" fo:language="en" fo:country="US" style:font-family-asian="Arial" style:font-pitch-asian="variable" style:font-size-asian="32pt" style:font-family-complex="Arial" style:font-pitch-complex="variable" style:font-size-complex="32pt"/>
    </style:style>
    <style:style style:name="T65" style:family="text">
      <style:text-properties fo:color="#000000" fo:font-family="Arial" style:font-family-generic="swiss" style:font-pitch="variable" fo:font-size="28pt" fo:language="en" fo:country="GB" style:font-size-asian="28pt" style:font-size-complex="28pt"/>
    </style:style>
    <style:style style:name="T66" style:family="text">
      <style:text-properties fo:color="#000000" fo:font-family="Arial" style:font-family-generic="swiss" style:font-pitch="variable" fo:font-size="28pt" fo:language="en" fo:country="US" style:font-size-asian="28pt" style:font-size-complex="28pt"/>
    </style:style>
    <style:style style:name="T67" style:family="text">
      <style:text-properties fo:color="#000000" fo:font-family="Arial" style:font-family-generic="swiss" style:font-pitch="variable" fo:font-size="36pt" fo:language="en" fo:country="US" fo:font-style="italic" fo:font-weight="bold" style:font-size-asian="36pt" style:font-size-complex="36pt"/>
    </style:style>
    <style:style style:name="T68" style:family="text">
      <style:text-properties fo:color="#000000" style:text-position="-25% 58%" fo:font-family="Arial" style:font-family-generic="swiss" style:font-pitch="variable" fo:font-size="36pt" fo:language="en" fo:country="US" fo:font-style="italic" fo:font-weight="bold" style:font-size-asian="36pt" style:font-size-complex="36pt"/>
    </style:style>
    <style:style style:name="T69" style:family="text">
      <style:text-properties fo:color="#000000" fo:font-family="Arial" style:font-family-generic="swiss" style:font-pitch="variable" fo:font-size="36pt" fo:language="en" fo:country="US" fo:font-style="italic" style:font-size-asian="36pt" style:font-size-complex="36pt"/>
    </style:style>
    <style:style style:name="T70" style:family="text">
      <style:text-properties fo:color="#000000" fo:font-family="Arial" style:font-family-generic="swiss" style:font-pitch="variable" fo:font-size="28pt" fo:language="en" fo:country="US" fo:font-style="italic" fo:font-weight="bold" style:font-size-asian="28pt" style:font-size-complex="28pt"/>
    </style:style>
    <style:style style:name="T71" style:family="text">
      <style:text-properties fo:color="#000000" fo:font-family="'Arial Unicode MS'" style:font-family-generic="swiss" style:font-pitch="variable" fo:font-size="28pt" fo:language="en" fo:country="US" style:font-size-asian="28pt" style:font-size-complex="28pt"/>
    </style:style>
    <style:style style:name="T72" style:family="text">
      <style:text-properties fo:color="#000000" fo:font-family="'Arial Unicode MS'" style:font-family-generic="swiss" style:font-pitch="variable" fo:font-size="28pt" fo:language="en" fo:country="US" style:font-family-asian="Arial" style:font-pitch-asian="variable" style:font-size-asian="28pt" style:font-family-complex="Arial" style:font-pitch-complex="variable" style:font-size-complex="28pt"/>
    </style:style>
    <style:style style:name="T73" style:family="text">
      <style:text-properties fo:color="#000000" fo:font-family="'Times New Roman'" style:font-family-generic="roman" style:font-pitch="variable" fo:font-size="28pt" fo:language="en" fo:country="US" style:font-size-asian="28pt" style:font-size-complex="28pt"/>
    </style:style>
    <style:style style:name="T74" style:family="text">
      <style:text-properties fo:color="#000000" fo:font-family="Arial" style:font-family-generic="swiss" style:font-pitch="variable" fo:font-size="28pt" fo:language="en" fo:country="US" style:font-family-asian="Arial" style:font-pitch-asian="variable" style:font-size-asian="28pt" style:font-family-complex="Arial" style:font-pitch-complex="variable" style:font-size-complex="28pt"/>
    </style:style>
    <text:list-style style:name="L1">
      <text:list-level-style-bullet text:level="1" text:bullet-char="●">
        <style:list-level-properties text:min-label-width="1.172cm"/>
        <style:text-properties fo:font-family="Verdana" style:font-family-generic="swiss" style:font-pitch="variable" fo:color="#333399" fo:font-size="100%"/>
      </text:list-level-style-bullet>
      <text:list-level-style-bullet text:level="2" text:bullet-char="•">
        <style:list-level-properties text:space-before="1.27cm"/>
        <style:text-properties fo:font-family="Verdana" style:font-family-generic="swiss" style:font-pitch="variable" fo:color="#333399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333399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333399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333399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333399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333399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333399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333399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333399" fo:font-size="100%"/>
      </text:list-level-style-bullet>
    </text:list-style>
    <text:list-style style:name="L2">
      <text:list-level-style-bullet text:level="1" text:bullet-char="•">
        <style:list-level-properties text:min-label-width="1.172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Verdana" style:font-family-generic="swiss" style:font-pitch="variable" fo:color="#333399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333399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333399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333399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333399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333399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333399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333399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333399" fo:font-size="100%"/>
      </text:list-level-style-bullet>
    </text:list-style>
    <text:list-style style:name="L3">
      <text:list-level-style-bullet text:level="1" text:bullet-char="•">
        <style:text-properties fo:font-family="Verdana" style:font-family-generic="swiss" style:font-pitch="variable" fo:color="#333399" fo:font-size="100%"/>
      </text:list-level-style-bullet>
      <text:list-level-style-bullet text:level="2" text:bullet-char="">
        <style:list-level-properties text:space-before="1.838cm" text:min-label-width="0.988cm"/>
        <style:text-properties fo:font-family="Symbol" style:font-family-generic="roman" style:font-pitch="variable" style:font-charset="x-symbol" fo:color="#004d61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333399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333399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333399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333399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333399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333399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333399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333399" fo:font-size="100%"/>
      </text:list-level-style-bullet>
    </text:list-style>
    <text:list-style style:name="L4">
      <text:list-level-style-bullet text:level="1" text:bullet-char="•">
        <style:text-properties fo:font-family="Verdana" style:font-family-generic="swiss" style:font-pitch="variable" fo:color="#333399" fo:font-size="100%"/>
      </text:list-level-style-bullet>
      <text:list-level-style-bullet text:level="2" text:bullet-char="">
        <style:list-level-properties text:space-before="1.53cm" text:min-label-width="0.987cm"/>
        <style:text-properties fo:font-family="Symbol" style:font-family-generic="roman" style:font-pitch="variable" style:font-charset="x-symbol" fo:color="#004d61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333399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333399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333399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333399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333399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333399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333399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333399" fo:font-size="100%"/>
      </text:list-level-style-bullet>
    </text:list-style>
    <text:list-style style:name="L5">
      <text:list-level-style-bullet text:level="1" text:bullet-char="●">
        <style:list-level-properties text:min-label-width="0.379cm"/>
        <style:text-properties fo:font-family="Verdana" style:font-family-generic="swiss" style:font-pitch="variable" fo:color="#333399" fo:font-size="100%"/>
      </text:list-level-style-bullet>
      <text:list-level-style-bullet text:level="2" text:bullet-char="•">
        <style:list-level-properties text:space-before="1.27cm"/>
        <style:text-properties fo:font-family="Verdana" style:font-family-generic="swiss" style:font-pitch="variable" fo:color="#333399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333399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333399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333399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333399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333399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333399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333399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333399" fo:font-size="100%"/>
      </text:list-level-style-bullet>
    </text:list-style>
    <text:list-style style:name="L6">
      <text:list-level-style-bullet text:level="1" text:bullet-char="•">
        <style:text-properties fo:font-family="Verdana" style:font-family-generic="swiss" style:font-pitch="variable" fo:color="#333399" fo:font-size="100%"/>
      </text:list-level-style-bullet>
      <text:list-level-style-bullet text:level="2" text:bullet-char="">
        <style:list-level-properties text:space-before="1.12cm"/>
        <style:text-properties fo:font-family="Symbol" style:font-family-generic="roman" style:font-pitch="variable" style:font-charset="x-symbol" fo:color="#004d61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333399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333399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333399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333399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333399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333399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333399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333399" fo:font-size="100%"/>
      </text:list-level-style-bullet>
    </text:list-style>
    <text:list-style style:name="L7">
      <text:list-level-style-bullet text:level="1" text:bullet-char="•">
        <style:text-properties fo:font-family="Verdana" style:font-family-generic="swiss" style:font-pitch="variable" fo:color="#333399" fo:font-size="100%"/>
      </text:list-level-style-bullet>
      <text:list-level-style-bullet text:level="2" text:bullet-char="•">
        <style:list-level-properties text:space-before="1.27cm"/>
        <style:text-properties fo:font-family="Verdana" style:font-family-generic="swiss" style:font-pitch="variable" fo:color="#333399" fo:font-size="100%"/>
      </text:list-level-style-bullet>
      <text:list-level-style-bullet text:level="3" text:bullet-char="">
        <style:list-level-properties text:space-before="3.77cm"/>
        <style:text-properties fo:font-family="Symbol" style:font-family-generic="roman" style:font-pitch="variable" style:font-charset="x-symbol" fo:color="#004d61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333399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333399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333399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333399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333399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333399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333399" fo:font-size="100%"/>
      </text:list-level-style-bullet>
    </text:list-style>
    <text:list-style style:name="L8">
      <text:list-level-style-bullet text:level="1" text:bullet-char="•">
        <style:text-properties fo:font-family="Verdana" style:font-family-generic="swiss" style:font-pitch="variable" fo:color="#333399" fo:font-size="100%"/>
      </text:list-level-style-bullet>
      <text:list-level-style-bullet text:level="2" text:bullet-char="•">
        <style:list-level-properties text:space-before="1.27cm"/>
        <style:text-properties fo:font-family="Verdana" style:font-family-generic="swiss" style:font-pitch="variable" fo:color="#333399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333399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333399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333399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333399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333399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333399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333399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333399" fo:font-size="100%"/>
      </text:list-level-style-bullet>
    </text:list-style>
  </office:automatic-styles>
  <office:body>
    <office:presentation>
      <draw:page draw:name="page1" draw:style-name="dp1" draw:master-page-name="Standard">
        <draw:g>
          <draw:custom-shape draw:style-name="gr1" draw:text-style-name="P4" draw:layer="layout" svg:width="39.736cm" svg:height="26.207cm" svg:x="3cm" svg:y="51.718cm">
            <text:list text:style-name="L1">
              <text:list-item>
                <text:p text:style-name="P1"><text:span text:style-name="T1">Graph Kernels as Spectral Transformations</text:span></text:p>
              </text:list-item>
            </text:list>
            <text:list text:style-name="L2">
              <text:list-item>
                <text:p text:style-name="P2"><text:span text:style-name="T2"/></text:p>
              </text:list-item>
            </text:list>
            <text:list text:style-name="L2">
              <text:list-item>
                <text:p text:style-name="P2"><text:span text:style-name="T3"/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4"/></text:p>
                  </text:list-item>
                </text:list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1" draw:text-style-name="P4" draw:layer="layout" svg:width="39.736cm" svg:height="14.402cm" svg:x="3cm" svg:y="79.177cm">
            <text:list text:style-name="L1">
              <text:list-item>
                <text:p text:style-name="P5"><text:span text:style-name="T5">Derivation of Least Squares</text:span><text:span text:style-name="T6"> 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min </text:span><text:span text:style-name="T8">║</text:span><text:span text:style-name="T9">F</text:span><text:span text:style-name="T10">(</text:span><text:span text:style-name="T11">A</text:span><text:span text:style-name="T10">) − </text:span><text:span text:style-name="T11">B</text:span><text:span text:style-name="T10">║</text:span><text:span text:style-name="T12">F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 </text:span><text:span text:style-name="T10"><text:tab/></text:span><text:span text:style-name="T10"><text:tab/></text:span><text:span text:style-name="T10">= </text:span><text:span text:style-name="T10"><text:tab/></text:span><text:span text:style-name="T10">min ║</text:span><text:span text:style-name="T11">U</text:span><text:span text:style-name="T9">F</text:span><text:span text:style-name="T10">(</text:span><text:span text:style-name="T13"></text:span><text:span text:style-name="T10">)</text:span><text:span text:style-name="T11">U</text:span><text:span text:style-name="T14">T</text:span><text:span text:style-name="T10"> − </text:span><text:span text:style-name="T11">B</text:span><text:span text:style-name="T10">║</text:span><text:span text:style-name="T12">F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= </text:span><text:span text:style-name="T10"><text:tab/></text:span><text:span text:style-name="T10">min ║</text:span><text:span text:style-name="T9">F</text:span><text:span text:style-name="T10">(</text:span><text:span text:style-name="T13"></text:span><text:span text:style-name="T10">) − </text:span><text:span text:style-name="T11">U</text:span><text:span text:style-name="T14">T</text:span><text:span text:style-name="T11">BU</text:span><text:span text:style-name="T15">║</text:span><text:span text:style-name="T12">F</text:span><text:span text:style-name="T12"><text:tab/></text:span><text:span text:style-name="T12"> <text:s text:c="4"/></text:span><text:span text:style-name="T16"><text:s/>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17">(The Frobenius norm is invariant under multiplication with orthogonal matrices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17"/></text:p>
                  </text:list-item>
                </text:list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43.987cm" svg:height="29.201cm" svg:x="44.487cm" svg:y="30.093cm">
            <text:list text:style-name="L1">
              <text:list-item>
                <text:p text:style-name="P1"><text:span text:style-name="T5">Method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7">Use training set </text:span><text:span text:style-name="T18">A</text:span><text:span text:style-name="T7"> to learn <text:s text:c="59"/>edges in test set </text:span><text:span text:style-name="T18">B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7">Use adjacency matrices </text:span><text:span text:style-name="T18">A</text:span><text:span text:style-name="T7"> and </text:span><text:span text:style-name="T18">B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7">Search a prediction function</text:span><text:span text:style-name="T7"><text:line-break/></text:span><text:span text:style-name="T7"><text:tab/></text:span><text:span text:style-name="T7"><text:tab/></text:span><text:span text:style-name="T7"><text:tab/></text:span><text:span text:style-name="T19">F</text:span><text:span text:style-name="T7">(</text:span><text:span text:style-name="T18">A</text:span><text:span text:style-name="T7">) = </text:span><text:span text:style-name="T18">B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7">Assume </text:span><text:span text:style-name="T19">F</text:span><text:span text:style-name="T7"> is a spectral </text:span><text:span text:style-name="T7"><text:line-break/></text:span><text:span text:style-name="T7">transformation of the eigenvalue</text:span><text:span text:style-name="T7"><text:line-break/></text:span><text:span text:style-name="T7">decomposition </text:span><text:span text:style-name="T18">A</text:span><text:span text:style-name="T7"> = </text:span><text:span text:style-name="T18">U</text:span><text:span text:style-name="T13"></text:span><text:span text:style-name="T11">U</text:span><text:span text:style-name="T14">T</text:span><text:span text:style-name="T10"><text:line-break/></text:span><text:span text:style-name="T10"><text:tab/></text:span><text:span text:style-name="T10"><text:tab/></text:span><text:span text:style-name="T10"><text:tab/></text:span><text:span text:style-name="T19">F</text:span><text:span text:style-name="T7">(</text:span><text:span text:style-name="T18">A</text:span><text:span text:style-name="T7">) = </text:span><text:span text:style-name="T18">U </text:span><text:span text:style-name="T19">F</text:span><text:span text:style-name="T7">(</text:span><text:span text:style-name="T13"></text:span><text:span text:style-name="T7">) </text:span><text:span text:style-name="T11">U</text:span><text:span text:style-name="T14">T</text:span><text:span text:style-name="T10"> = </text:span><text:span text:style-name="T11">B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10">Reduce the problem to a one-</text:span><text:span text:style-name="T10"><text:line-break/></text:span><text:span text:style-name="T10">dimensional curve fitting problem in </text:span><text:span text:style-name="T9">f</text:span><text:span text:style-name="T9"><text:line-break/></text:span><text:span text:style-name="T9"><text:tab/></text:span><text:span text:style-name="T9"><text:tab/></text:span><text:span text:style-name="T9"><text:tab/></text:span><text:span text:style-name="T9">F</text:span><text:span text:style-name="T10">(</text:span><text:span text:style-name="T13"></text:span><text:span text:style-name="T10">) = </text:span><text:span text:style-name="T11">U</text:span><text:span text:style-name="T14">T</text:span><text:span text:style-name="T11">BU</text:span><text:span text:style-name="T11"><text:line-break/></text:span><text:span text:style-name="T11"><text:tab/></text:span><text:span text:style-name="T11"><text:tab/></text:span><text:span text:style-name="T11"><text:tab/></text:span><text:span text:style-name="T9">f</text:span><text:span text:style-name="T10">(</text:span><text:span text:style-name="T13"></text:span><text:span text:style-name="T12">ii</text:span><text:span text:style-name="T10">) = (</text:span><text:span text:style-name="T11">U</text:span><text:span text:style-name="T14">T</text:span><text:span text:style-name="T11">BU</text:span><text:span text:style-name="T10">)</text:span><text:span text:style-name="T12">ii</text:span></text:p>
                  </text:list-item>
                </text:list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1" draw:text-style-name="P4" draw:layer="layout" svg:width="43.987cm" svg:height="25.369cm" svg:x="44.487cm" svg:y="86.127cm">
            <text:list text:style-name="L1">
              <text:list-item>
                <text:p text:style-name="P1"><text:span text:style-name="T20">Evaluation</text:span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21"/></text:p>
                  </text:list-item>
                </text:list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39.736cm" svg:height="20.373cm" svg:x="3cm" svg:y="30.093cm">
            <text:list text:style-name="L5">
              <text:list-item>
                <text:p text:style-name="P9"><text:span text:style-name="T22">Abstract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23">We present a unified framework for learning link prediction and edge weight prediction functions in large networks, based on the transformation of a graph's algebraic spectrum. <text:s/>Our approach generalizes several graph kernels and dimensionality reduction methods and provides a method to estimate their parameters efficiently. <text:s/>We show how the parameters of these prediction functions can be learned by reducing the problem to a one-dimensional regression problem whose runtime only depends on the method's reduced rank and that can be inspected visually. <text:s/>We derive variants that apply to undirected, weighted, unweighted, unipartite and bipartite graphs. <text:s/>We evaluate our method experimentally using examples from social networks, collaborative filtering, trust networks, citation networks, authorship graphs and hyperlink networks.</text:span></text:p>
                  </text:list-item>
                </text:list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1" draw:text-style-name="P4" draw:layer="layout" svg:width="39.736cm" svg:height="16.668cm" svg:x="3cm" svg:y="94.832cm">
            <text:list text:style-name="L1">
              <text:list-item>
                <text:p text:style-name="P11"><text:span text:style-name="T22">Variants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24">Weighted, directed and signed graphs [w] [d] [s]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24">Bipartite graphs: <text:s/></text:span><text:span text:style-name="T25">f</text:span><text:span text:style-name="T24">(x) must be odd [b]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24">Other base matrices: Laplacian </text:span><text:span text:style-name="T26">L</text:span><text:span text:style-name="T24"> = </text:span><text:span text:style-name="T26">D</text:span><text:span text:style-name="T24"> − </text:span><text:span text:style-name="T26">A <text:s/></text:span><text:span text:style-name="T24">[l], </text:span><text:span text:style-name="T26">D</text:span><text:span text:style-name="T27">−1/2</text:span><text:span text:style-name="T26">AD</text:span><text:span text:style-name="T27">−1/2 <text:s/></text:span><text:span text:style-name="T24">[n]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3"><text:span text:style-name="T24"><text:s/></text:span><text:span text:style-name="T24">For signed graphs <text:s/>D</text:span><text:span text:style-name="T28">ii</text:span><text:span text:style-name="T24"> = </text:span><text:span text:style-name="T29">Σ</text:span><text:span text:style-name="T28">j</text:span><text:span text:style-name="T24"> |A</text:span><text:span text:style-name="T28">ij</text:span><text:span text:style-name="T24">|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24">Learn (</text:span><text:span text:style-name="T26">A</text:span><text:span text:style-name="T24"> + </text:span><text:span text:style-name="T26">B</text:span><text:span text:style-name="T24">) instead of </text:span><text:span text:style-name="T26">B <text:s/></text:span><text:span text:style-name="T24">[a]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24"/></text:p>
                  </text:list-item>
                </text:list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1" draw:text-style-name="P4" draw:layer="layout" svg:width="43.987cm" svg:height="24.333cm" svg:x="44.487cm" svg:y="60.546cm">
            <text:list text:style-name="L1">
              <text:list-item>
                <text:p text:style-name="P5"><text:span text:style-name="T20">Curve Fitting</text:span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21"/></text:p>
                  </text:list-item>
                </text:list>
              </text:list-item>
            </text:list>
            <draw:enhanced-geometry svg:viewBox="0 0 21600 21600" draw:type="rectangle" draw:enhanced-path="M 0 0 L 21600 0 21600 21600 0 21600 0 0 Z N"/>
          </draw:custom-shape>
        </draw:g>
        <draw:custom-shape draw:style-name="gr4" draw:text-style-name="P4" draw:layer="layout" svg:width="91.003cm" svg:height="3.473cm" svg:x="0cm" svg:y="15.602cm">
          <text:p text:style-name="P14"><text:span text:style-name="T30">Learning Spectral Graph Transformations for Link Prediction</text:span></text:p>
          <draw:enhanced-geometry svg:viewBox="0 0 21600 21600" draw:type="mso-spt202" draw:enhanced-path="M 0 0 L 21600 0 21600 21600 0 21600 0 0 Z N"/>
        </draw:custom-shape>
        <draw:custom-shape draw:style-name="gr4" draw:text-style-name="P4" draw:layer="layout" svg:width="91.003cm" svg:height="8.837cm" svg:x="0cm" svg:y="22.71cm">
          <text:p text:style-name="P15"><text:span text:style-name="T31">Jérôme Kunegis</text:span><text:span text:style-name="T32"> </text:span><text:span text:style-name="T31">&amp; Andreas Lommatzsch</text:span></text:p>
          <text:p text:style-name="P16"><text:span text:style-name="T33">DAI-Labor, Technische Universit</text:span><text:span text:style-name="T34">ät Berlin</text:span></text:p>
          <text:p text:style-name="P17"><text:span text:style-name="T35">kunegis@dai-lab.de</text:span><text:span text:style-name="T36">, </text:span><text:span text:style-name="T35">andreas@dai-lab.de</text:span></text:p>
          <text:p text:style-name="P17"><text:span text:style-name="T35"/></text:p>
          <draw:enhanced-geometry svg:viewBox="0 0 21600 21600" draw:type="mso-spt202" draw:enhanced-path="M 0 0 L 21600 0 21600 21600 0 21600 0 0 Z N"/>
        </draw:custom-shape>
        <draw:line draw:style-name="gr5" draw:text-style-name="P18" draw:layer="layout" svg:x1="65.908cm" svg:y1="32.209cm" svg:x2="69.709cm" svg:y2="32.209cm">
          <text:p text:style-name="P28"/>
        </draw:line>
        <draw:custom-shape draw:style-name="gr6" draw:text-style-name="P4" draw:layer="layout" svg:width="8.723cm" svg:height="1.527cm" svg:x="70.52cm" svg:y="31.402cm">
          <text:p text:style-name="P19"><text:span text:style-name="T37">Known links </text:span><text:span text:style-name="T38">(A)</text:span><text:span text:style-name="T37"> </text:span></text:p>
          <draw:enhanced-geometry svg:viewBox="0 0 21600 21600" draw:type="mso-spt202" draw:enhanced-path="M 0 0 L 21600 0 21600 21600 0 21600 0 0 Z N"/>
        </draw:custom-shape>
        <draw:line draw:style-name="gr7" draw:text-style-name="P18" draw:layer="layout" svg:x1="65.908cm" svg:y1="33.886cm" svg:x2="70.309cm" svg:y2="33.864cm">
          <text:p text:style-name="P28"/>
        </draw:line>
        <draw:custom-shape draw:style-name="gr6" draw:text-style-name="P4" draw:layer="layout" svg:width="12.796cm" svg:height="1.527cm" svg:x="70.516cm" svg:y="33.095cm">
          <text:p text:style-name="P19"><text:span text:style-name="T39">Links to be predicted</text:span><text:span text:style-name="T37"> </text:span><text:span text:style-name="T40">(B)</text:span></text:p>
          <draw:enhanced-geometry svg:viewBox="0 0 21600 21600" draw:type="mso-spt202" draw:enhanced-path="M 0 0 L 21600 0 21600 21600 0 21600 0 0 Z N"/>
        </draw:custom-shape>
        <draw:frame draw:style-name="gr8" draw:text-style-name="P18" draw:layer="layout" svg:width="11.015cm" svg:height="8.678cm" svg:x="50.108cm" svg:y="63.809cm">
          <draw:image xlink:href="Pictures/200001400001552B00010C9D831517CD.wmf" xlink:type="simple" xlink:show="embed" xlink:actuate="onLoad">
            <text:p text:style-name="P28"/>
          </draw:image>
        </draw:frame>
        <draw:frame draw:style-name="gr8" draw:text-style-name="P18" draw:layer="layout" svg:width="11.015cm" svg:height="8.617cm" svg:x="63.209cm" svg:y="74.586cm">
          <draw:image xlink:href="Pictures/2000019E000154F600010AF6EB7AAA87.wmf" xlink:type="simple" xlink:show="embed" xlink:actuate="onLoad">
            <text:p text:style-name="P28"/>
          </draw:image>
        </draw:frame>
        <draw:frame draw:style-name="gr8" draw:text-style-name="P18" draw:layer="layout" svg:width="11.016cm" svg:height="8.604cm" svg:x="76.31cm" svg:y="74.59cm">
          <draw:image xlink:href="Pictures/200000D90001551100010A72EC2E0843.wmf" xlink:type="simple" xlink:show="embed" xlink:actuate="onLoad">
            <text:p text:style-name="P28"/>
          </draw:image>
        </draw:frame>
        <draw:g>
          <draw:custom-shape draw:style-name="gr9" draw:text-style-name="P21" draw:layer="layout" svg:width="19.23cm" svg:height="2.84cm" svg:x="23.155cm" svg:y="74.761cm">
            <text:p text:style-name="P20"><text:span text:style-name="T41">x when </text:span><text:span text:style-name="T42">|x| ≥ |</text:span><text:span text:style-name="T43"></text:span><text:span text:style-name="T44">kk</text:span><text:span text:style-name="T42">|, <text:s text:c="2"/>0 otherwis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9.001cm" svg:height="2.84cm" svg:x="14.154cm" svg:y="74.761cm">
            <text:p text:style-name="P20"><text:span text:style-name="T45">U</text:span><text:span text:style-name="T46">(k)</text:span><text:span text:style-name="T43"></text:span><text:span text:style-name="T44">(k)</text:span><text:span text:style-name="T47">U</text:span><text:span text:style-name="T44">(k)</text:span><text:span text:style-name="T48">T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1" draw:layer="layout" svg:width="10.839cm" svg:height="2.84cm" svg:x="3.315cm" svg:y="74.761cm">
            <text:p text:style-name="P20"><text:span text:style-name="T41">Rank reduction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1" draw:layer="layout" svg:width="19.23cm" svg:height="2.84cm" svg:x="23.155cm" svg:y="71.921cm">
            <text:p text:style-name="P20"><text:span text:style-name="T41">e</text:span><text:span text:style-name="T49">−</text:span><text:span text:style-name="T50">α</text:span><text:span text:style-name="T48">x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1" draw:layer="layout" svg:width="9.001cm" svg:height="2.84cm" svg:x="14.154cm" svg:y="71.921cm">
            <text:p text:style-name="P20"><text:span text:style-name="T41">e</text:span><text:span text:style-name="T49">−</text:span><text:span text:style-name="T50">α</text:span><text:span text:style-name="T51">L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1" draw:layer="layout" svg:width="10.839cm" svg:height="2.84cm" svg:x="3.315cm" svg:y="71.921cm">
            <text:p text:style-name="P20"><text:span text:style-name="T41">Heat diffusion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1" draw:layer="layout" svg:width="19.23cm" svg:height="2.835cm" svg:x="23.155cm" svg:y="69.086cm">
            <text:p text:style-name="P20"><text:span text:style-name="T41">1 / (1 + </text:span><text:span text:style-name="T52">α</text:span><text:span text:style-name="T53">x)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9.001cm" svg:height="2.835cm" svg:x="14.154cm" svg:y="69.086cm">
            <text:p text:style-name="P20"><text:span text:style-name="T54">(</text:span><text:span text:style-name="T45">I</text:span><text:span text:style-name="T54"> + </text:span><text:span text:style-name="T52">α</text:span><text:span text:style-name="T47">L</text:span><text:span text:style-name="T55">) </text:span><text:span text:style-name="T56">−1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1" draw:layer="layout" svg:width="10.839cm" svg:height="2.835cm" svg:x="3.315cm" svg:y="69.086cm">
            <text:p text:style-name="P20"><text:span text:style-name="T41">Regul. Laplacian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1" draw:layer="layout" svg:width="19.23cm" svg:height="2.845cm" svg:x="23.155cm" svg:y="66.241cm">
            <text:p text:style-name="P20"><text:span text:style-name="T41">1/x when x </text:span><text:span text:style-name="T42">&gt; 0, <text:s text:c="2"/>0 when x = 0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9.001cm" svg:height="2.845cm" svg:x="14.154cm" svg:y="66.241cm">
            <text:p text:style-name="P20"><text:span text:style-name="T45">L</text:span><text:span text:style-name="T57">+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1" draw:layer="layout" svg:width="10.839cm" svg:height="2.845cm" svg:x="3.315cm" svg:y="66.241cm">
            <text:p text:style-name="P20"><text:span text:style-name="T41">Comb. Laplacian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0.027cm" svg:height="2.84cm" svg:x="32.358cm" svg:y="63.401cm">
            <text:p text:style-name="P20"><text:span text:style-name="T52">α</text:span><text:span text:style-name="T58">x</text:span><text:span text:style-name="T53"> / (1 −</text:span><text:span text:style-name="T55"> </text:span><text:span text:style-name="T52">α</text:span><text:span text:style-name="T53">²</text:span><text:span text:style-name="T58">x</text:span><text:span text:style-name="T53">²</text:span><text:span text:style-name="T55">)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9.203cm" svg:height="2.84cm" svg:x="23.155cm" svg:y="63.401cm">
            <text:p text:style-name="P20"><text:span text:style-name="T41">1 / (1 −</text:span><text:span text:style-name="T54"> </text:span><text:span text:style-name="T52">α</text:span><text:span text:style-name="T53">x)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9.001cm" svg:height="2.84cm" svg:x="14.154cm" svg:y="63.401cm">
            <text:p text:style-name="P20"><text:span text:style-name="T54">(</text:span><text:span text:style-name="T45">I</text:span><text:span text:style-name="T54"> − </text:span><text:span text:style-name="T52">α</text:span><text:span text:style-name="T47">A</text:span><text:span text:style-name="T55">) </text:span><text:span text:style-name="T48">−1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1" draw:layer="layout" svg:width="10.839cm" svg:height="2.84cm" svg:x="3.315cm" svg:y="63.401cm">
            <text:p text:style-name="P20"><text:span text:style-name="T41">Von Neumann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1" draw:layer="layout" svg:width="10.027cm" svg:height="2.839cm" svg:x="32.358cm" svg:y="60.562cm">
            <text:p text:style-name="P20"><text:span text:style-name="T41">sinh(</text:span><text:span text:style-name="T52">α</text:span><text:span text:style-name="T53">x)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9.203cm" svg:height="2.839cm" svg:x="23.155cm" svg:y="60.562cm">
            <text:p text:style-name="P20"><text:span text:style-name="T41">e</text:span><text:span text:style-name="T50">α</text:span><text:span text:style-name="T48">x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9.001cm" svg:height="2.839cm" svg:x="14.154cm" svg:y="60.562cm">
            <text:p text:style-name="P20"><text:span text:style-name="T41">e</text:span><text:span text:style-name="T50">α</text:span><text:span text:style-name="T59">A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1" draw:layer="layout" svg:width="10.839cm" svg:height="2.839cm" svg:x="3.315cm" svg:y="60.562cm">
            <text:p text:style-name="P20"><text:span text:style-name="T41">Exponential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0.027cm" svg:height="2.915cm" svg:x="32.358cm" svg:y="57.647cm">
            <text:p text:style-name="P22"><text:span text:style-name="T60">Σ</text:span><text:span text:style-name="T44">i=2k+1 </text:span><text:span text:style-name="T52">α</text:span><text:span text:style-name="T44">i</text:span><text:span text:style-name="T53">x</text:span><text:span text:style-name="T48">i </text:span><text:span text:style-name="T61"><text:s text:c="3"/></text:span><text:span text:style-name="T62">[</text:span><text:span text:style-name="T52">α</text:span><text:span text:style-name="T44">i</text:span><text:span text:style-name="T42">≥</text:span><text:span text:style-name="T63">0</text:span><text:span text:style-name="T62">]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9.203cm" svg:height="2.915cm" svg:x="23.155cm" svg:y="57.647cm">
            <text:p text:style-name="P22"><text:span text:style-name="T60">Σ</text:span><text:span text:style-name="T44">i</text:span><text:span text:style-name="T55"> </text:span><text:span text:style-name="T52">α</text:span><text:span text:style-name="T44">i</text:span><text:span text:style-name="T53">x</text:span><text:span text:style-name="T48">i </text:span><text:span text:style-name="T61"><text:s text:c="3"/></text:span><text:span text:style-name="T62">[</text:span><text:span text:style-name="T52">α</text:span><text:span text:style-name="T44">i</text:span><text:span text:style-name="T64">≥</text:span><text:span text:style-name="T63">0</text:span><text:span text:style-name="T62">]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9.001cm" svg:height="2.915cm" svg:x="14.154cm" svg:y="57.647cm">
            <text:p text:style-name="P22"><text:span text:style-name="T60">Σ</text:span><text:span text:style-name="T44">i</text:span><text:span text:style-name="T55"> </text:span><text:span text:style-name="T52">α</text:span><text:span text:style-name="T44">i</text:span><text:span text:style-name="T47">A</text:span><text:span text:style-name="T48">i </text:span><text:span text:style-name="T61"><text:s text:c="3"/></text:span><text:span text:style-name="T62">[</text:span><text:span text:style-name="T58">α</text:span><text:span text:style-name="T44">i</text:span><text:span text:style-name="T42">≥</text:span><text:span text:style-name="T63">0</text:span><text:span text:style-name="T62">]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1" draw:layer="layout" svg:width="10.839cm" svg:height="2.915cm" svg:x="3.315cm" svg:y="57.647cm">
            <text:p text:style-name="P22"><text:span text:style-name="T41">Polynomial </text:span><text:span text:style-name="T65">[nonneg</text:span><text:span text:style-name="T66">.</text:span><text:span text:style-name="T65">]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21" draw:layer="layout" svg:width="10.027cm" svg:height="2.84cm" svg:x="32.358cm" svg:y="54.807cm">
            <text:p text:style-name="P23"><text:span text:style-name="T67">f</text:span><text:span text:style-name="T68">odd</text:span><text:span text:style-name="T67">(x) =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21" draw:layer="layout" svg:width="9.203cm" svg:height="2.84cm" svg:x="23.155cm" svg:y="54.807cm">
            <text:p text:style-name="P23"><text:span text:style-name="T67">f(x) =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21" draw:layer="layout" svg:width="9.001cm" svg:height="2.84cm" svg:x="14.154cm" svg:y="54.807cm">
            <text:p text:style-name="P23"><text:span text:style-name="T67">F(</text:span><text:span text:style-name="T69">A</text:span><text:span text:style-name="T67">) =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1" draw:layer="layout" svg:width="10.839cm" svg:height="2.84cm" svg:x="3.315cm" svg:y="54.807cm">
            <text:p text:style-name="P24"><text:span text:style-name="T67">Name</text:span></text:p>
            <draw:enhanced-geometry svg:viewBox="0 0 21600 21600" draw:type="rectangle" draw:enhanced-path="M 0 0 L 21600 0 21600 21600 0 21600 0 0 Z N"/>
          </draw:custom-shape>
          <draw:line draw:style-name="gr11" draw:text-style-name="P18" draw:layer="layout" svg:x1="3.315cm" svg:y1="54.807cm" svg:x2="42.385cm" svg:y2="54.807cm">
            <text:p text:style-name="P28"/>
          </draw:line>
          <draw:line draw:style-name="gr12" draw:text-style-name="P18" draw:layer="layout" svg:x1="3.315cm" svg:y1="60.562cm" svg:x2="42.385cm" svg:y2="60.562cm">
            <text:p text:style-name="P28"/>
          </draw:line>
          <draw:line draw:style-name="gr12" draw:text-style-name="P18" draw:layer="layout" svg:x1="3.315cm" svg:y1="63.401cm" svg:x2="42.385cm" svg:y2="63.401cm">
            <text:p text:style-name="P28"/>
          </draw:line>
          <draw:line draw:style-name="gr11" draw:text-style-name="P18" draw:layer="layout" svg:x1="3.315cm" svg:y1="66.241cm" svg:x2="42.385cm" svg:y2="66.241cm">
            <text:p text:style-name="P28"/>
          </draw:line>
          <draw:line draw:style-name="gr12" draw:text-style-name="P18" draw:layer="layout" svg:x1="3.315cm" svg:y1="69.086cm" svg:x2="42.385cm" svg:y2="69.086cm">
            <text:p text:style-name="P28"/>
          </draw:line>
          <draw:line draw:style-name="gr12" draw:text-style-name="P18" draw:layer="layout" svg:x1="3.315cm" svg:y1="71.921cm" svg:x2="42.385cm" svg:y2="71.921cm">
            <text:p text:style-name="P28"/>
          </draw:line>
          <draw:line draw:style-name="gr12" draw:text-style-name="P18" draw:layer="layout" svg:x1="14.154cm" svg:y1="54.807cm" svg:x2="14.154cm" svg:y2="77.601cm">
            <text:p text:style-name="P28"/>
          </draw:line>
          <draw:line draw:style-name="gr12" draw:text-style-name="P18" draw:layer="layout" svg:x1="23.155cm" svg:y1="54.807cm" svg:x2="23.155cm" svg:y2="77.601cm">
            <text:p text:style-name="P28"/>
          </draw:line>
          <draw:line draw:style-name="gr12" draw:text-style-name="P18" draw:layer="layout" svg:x1="32.358cm" svg:y1="54.807cm" svg:x2="32.358cm" svg:y2="66.241cm">
            <text:p text:style-name="P28"/>
          </draw:line>
          <draw:line draw:style-name="gr11" draw:text-style-name="P18" draw:layer="layout" svg:x1="3.315cm" svg:y1="57.647cm" svg:x2="42.385cm" svg:y2="57.647cm">
            <text:p text:style-name="P28"/>
          </draw:line>
          <draw:line draw:style-name="gr11" draw:text-style-name="P18" draw:layer="layout" svg:x1="3.315cm" svg:y1="74.761cm" svg:x2="3.315cm" svg:y2="77.601cm">
            <text:p text:style-name="P28"/>
          </draw:line>
          <draw:line draw:style-name="gr11" draw:text-style-name="P18" draw:layer="layout" svg:x1="3.315cm" svg:y1="74.761cm" svg:x2="42.385cm" svg:y2="74.761cm">
            <text:p text:style-name="P28"/>
          </draw:line>
          <draw:line draw:style-name="gr11" draw:text-style-name="P18" draw:layer="layout" svg:x1="3.315cm" svg:y1="77.601cm" svg:x2="42.385cm" svg:y2="77.601cm">
            <text:p text:style-name="P28"/>
          </draw:line>
          <draw:line draw:style-name="gr11" draw:text-style-name="P18" draw:layer="layout" svg:x1="42.385cm" svg:y1="74.761cm" svg:x2="42.385cm" svg:y2="77.601cm">
            <text:p text:style-name="P28"/>
          </draw:line>
          <draw:line draw:style-name="gr11" draw:text-style-name="P18" draw:layer="layout" svg:x1="3.315cm" svg:y1="66.241cm" svg:x2="3.315cm" svg:y2="74.761cm">
            <text:p text:style-name="P28"/>
          </draw:line>
          <draw:line draw:style-name="gr11" draw:text-style-name="P18" draw:layer="layout" svg:x1="3.315cm" svg:y1="54.807cm" svg:x2="3.315cm" svg:y2="66.241cm">
            <text:p text:style-name="P28"/>
          </draw:line>
          <draw:line draw:style-name="gr11" draw:text-style-name="P18" draw:layer="layout" svg:x1="42.385cm" svg:y1="66.241cm" svg:x2="42.385cm" svg:y2="74.761cm">
            <text:p text:style-name="P28"/>
          </draw:line>
          <draw:line draw:style-name="gr11" draw:text-style-name="P18" draw:layer="layout" svg:x1="42.385cm" svg:y1="54.807cm" svg:x2="42.385cm" svg:y2="66.241cm">
            <text:p text:style-name="P28"/>
          </draw:line>
        </draw:g>
        <draw:g>
          <draw:custom-shape draw:style-name="gr9" draw:text-style-name="P21" draw:layer="layout" svg:width="10.283cm" svg:height="2.016cm" svg:x="64.161cm" svg:y="109.143cm">
            <text:p text:style-name="P22"><text:span text:style-name="T66">Movie ratings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1" draw:layer="layout" svg:width="10.283cm" svg:height="2.01cm" svg:x="64.161cm" svg:y="107.133cm">
            <text:p text:style-name="P22"><text:span text:style-name="T66">Joke ratings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1" draw:layer="layout" svg:width="10.283cm" svg:height="2.011cm" svg:x="64.161cm" svg:y="105.122cm">
            <text:p text:style-name="P22"><text:span text:style-name="T66">Authorship graph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1" draw:layer="layout" svg:width="10.283cm" svg:height="2.015cm" svg:x="64.161cm" svg:y="103.107cm">
            <text:p text:style-name="P22"><text:span text:style-name="T66">Hyperlink graph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1" draw:layer="layout" svg:width="10.283cm" svg:height="2.011cm" svg:x="64.161cm" svg:y="101.096cm">
            <text:p text:style-name="P22"><text:span text:style-name="T66">Hyperlink graph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1" draw:layer="layout" svg:width="10.283cm" svg:height="2.02cm" svg:x="64.161cm" svg:y="99.076cm">
            <text:p text:style-name="P22"><text:span text:style-name="T66">Trust/distrust network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1" draw:layer="layout" svg:width="10.283cm" svg:height="2.011cm" svg:x="64.161cm" svg:y="97.065cm">
            <text:p text:style-name="P22"><text:span text:style-name="T66">Friend/foe network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1" draw:layer="layout" svg:width="10.283cm" svg:height="2.015cm" svg:x="64.161cm" svg:y="95.05cm">
            <text:p text:style-name="P22"><text:span text:style-name="T66">Trust network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1" draw:layer="layout" svg:width="10.283cm" svg:height="2.011cm" svg:x="64.161cm" svg:y="93.039cm">
            <text:p text:style-name="P22"><text:span text:style-name="T66">Citation graph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1" draw:layer="layout" svg:width="10.283cm" svg:height="2.011cm" svg:x="64.161cm" svg:y="91.028cm">
            <text:p text:style-name="P22"><text:span text:style-name="T66">Citation graph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21" draw:layer="layout" svg:width="10.283cm" svg:height="2.015cm" svg:x="64.161cm" svg:y="89.013cm">
            <text:p text:style-name="P25"><text:span text:style-name="T70">Description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1" draw:layer="layout" svg:width="13.723cm" svg:height="2.016cm" svg:x="74.444cm" svg:y="109.143cm">
            <text:p text:style-name="P22"><text:span text:style-name="T66">Hyperbolic sine </text:span><text:span text:style-name="T65">[a,s]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1" draw:layer="layout" svg:width="2.201cm" svg:height="2.016cm" svg:x="61.96cm" svg:y="109.143cm">
            <text:p text:style-name="P26"><text:span text:style-name="T66">202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1" draw:layer="layout" svg:width="6.601cm" svg:height="2.016cm" svg:x="55.359cm" svg:y="109.143cm">
            <text:p text:style-name="P26"><text:span text:style-name="T66">{1, 2, 3, 4, 5}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1" draw:layer="layout" svg:width="5.001cm" svg:height="2.016cm" svg:x="50.358cm" svg:y="109.143cm">
            <text:p text:style-name="P26"><text:span text:style-name="T66">1,000,209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1" draw:layer="layout" svg:width="5.56cm" svg:height="2.016cm" svg:x="44.798cm" svg:y="109.143cm">
            <text:p text:style-name="P22"><text:span text:style-name="T66">MovieLens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1" draw:layer="layout" svg:width="13.723cm" svg:height="2.01cm" svg:x="74.444cm" svg:y="107.133cm">
            <text:p text:style-name="P22"><text:span text:style-name="T66">Polynomial </text:span><text:span text:style-name="T65">[n,s]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1" draw:layer="layout" svg:width="2.201cm" svg:height="2.01cm" svg:x="61.96cm" svg:y="107.133cm">
            <text:p text:style-name="P26"><text:span text:style-name="T66">100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4" draw:layer="layout" svg:width="6.601cm" svg:height="2.01cm" svg:x="55.359cm" svg:y="107.133cm">
            <text:p text:style-name="P26"><text:span text:style-name="T71">[</text:span><text:span text:style-name="T72">-</text:span><text:span text:style-name="T71">10, +10</text:span><text:span text:style-name="T73">]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1" draw:layer="layout" svg:width="5.001cm" svg:height="2.01cm" svg:x="50.358cm" svg:y="107.133cm">
            <text:p text:style-name="P26"><text:span text:style-name="T66">616,912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1" draw:layer="layout" svg:width="5.56cm" svg:height="2.01cm" svg:x="44.798cm" svg:y="107.133cm">
            <text:p text:style-name="P22"><text:span text:style-name="T66">Jester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1" draw:layer="layout" svg:width="13.723cm" svg:height="2.011cm" svg:x="74.444cm" svg:y="105.122cm">
            <text:p text:style-name="P22"><text:span text:style-name="T66">Nonneg. odd polynomial </text:span><text:span text:style-name="T65">[a]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1" draw:layer="layout" svg:width="2.201cm" svg:height="2.011cm" svg:x="61.96cm" svg:y="105.122cm">
            <text:p text:style-name="P26"><text:span text:style-name="T66">26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1" draw:layer="layout" svg:width="6.601cm" svg:height="2.011cm" svg:x="55.359cm" svg:y="105.122cm">
            <text:p text:style-name="P26"><text:span text:style-name="T66">{1}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1" draw:layer="layout" svg:width="5.001cm" svg:height="2.011cm" svg:x="50.358cm" svg:y="105.122cm">
            <text:p text:style-name="P26"><text:span text:style-name="T66">803,383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1" draw:layer="layout" svg:width="5.56cm" svg:height="2.011cm" svg:x="44.798cm" svg:y="105.122cm">
            <text:p text:style-name="P22"><text:span text:style-name="T66">eo-wiki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1" draw:layer="layout" svg:width="13.723cm" svg:height="2.015cm" svg:x="74.444cm" svg:y="103.107cm">
            <text:p text:style-name="P22"><text:span text:style-name="T66">Rank reduction </text:span><text:span text:style-name="T65">[d]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1" draw:layer="layout" svg:width="2.201cm" svg:height="2.015cm" svg:x="61.96cm" svg:y="103.107cm">
            <text:p text:style-name="P26"><text:span text:style-name="T66">49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1" draw:layer="layout" svg:width="6.601cm" svg:height="2.015cm" svg:x="55.359cm" svg:y="103.107cm">
            <text:p text:style-name="P26"><text:span text:style-name="T66">{1}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1" draw:layer="layout" svg:width="5.001cm" svg:height="2.015cm" svg:x="50.358cm" svg:y="103.107cm">
            <text:p text:style-name="P26"><text:span text:style-name="T66">8,063,026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1" draw:layer="layout" svg:width="5.56cm" svg:height="2.015cm" svg:x="44.798cm" svg:y="103.107cm">
            <text:p text:style-name="P22"><text:span text:style-name="T66">WT10G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1" draw:layer="layout" svg:width="13.723cm" svg:height="2.011cm" svg:x="74.444cm" svg:y="101.096cm">
            <text:p text:style-name="P22"><text:span text:style-name="T66">Regul. Laplacian </text:span><text:span text:style-name="T65">[a,l]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1" draw:layer="layout" svg:width="2.201cm" svg:height="2.011cm" svg:x="61.96cm" svg:y="101.096cm">
            <text:p text:style-name="P26"><text:span text:style-name="T66">49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1" draw:layer="layout" svg:width="6.601cm" svg:height="2.011cm" svg:x="55.359cm" svg:y="101.096cm">
            <text:p text:style-name="P26"><text:span text:style-name="T66">{1}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1" draw:layer="layout" svg:width="5.001cm" svg:height="2.011cm" svg:x="50.358cm" svg:y="101.096cm">
            <text:p text:style-name="P26"><text:span text:style-name="T66">1,497,135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1" draw:layer="layout" svg:width="5.56cm" svg:height="2.011cm" svg:x="44.798cm" svg:y="101.096cm">
            <text:p text:style-name="P22"><text:span text:style-name="T66">WWW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1" draw:layer="layout" svg:width="13.723cm" svg:height="2.02cm" svg:x="74.444cm" svg:y="99.076cm">
            <text:p text:style-name="P22"><text:span text:style-name="T66">Nonneg. odd polynomial </text:span><text:span text:style-name="T65">[a,s]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1" draw:layer="layout" svg:width="2.201cm" svg:height="2.02cm" svg:x="61.96cm" svg:y="99.076cm">
            <text:p text:style-name="P26"><text:span text:style-name="T66">14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1" draw:layer="layout" svg:width="6.601cm" svg:height="2.02cm" svg:x="55.359cm" svg:y="99.076cm">
            <text:p text:style-name="P26"><text:span text:style-name="T66">{</text:span><text:span text:style-name="T74">±1}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1" draw:layer="layout" svg:width="5.001cm" svg:height="2.02cm" svg:x="50.358cm" svg:y="99.076cm">
            <text:p text:style-name="P26"><text:span text:style-name="T66">841,372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1" draw:layer="layout" svg:width="5.56cm" svg:height="2.02cm" svg:x="44.798cm" svg:y="99.076cm">
            <text:p text:style-name="P22"><text:span text:style-name="T66">Epinions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1" draw:layer="layout" svg:width="13.723cm" svg:height="2.011cm" svg:x="74.444cm" svg:y="97.065cm">
            <text:p text:style-name="P22"><text:span text:style-name="T66">Nonneg. odd polynomial [s]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1" draw:layer="layout" svg:width="2.201cm" svg:height="2.011cm" svg:x="61.96cm" svg:y="97.065cm">
            <text:p text:style-name="P26"><text:span text:style-name="T66">24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1" draw:layer="layout" svg:width="6.601cm" svg:height="2.011cm" svg:x="55.359cm" svg:y="97.065cm">
            <text:p text:style-name="P26"><text:span text:style-name="T66">{</text:span><text:span text:style-name="T74">±1}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1" draw:layer="layout" svg:width="5.001cm" svg:height="2.011cm" svg:x="50.358cm" svg:y="97.065cm">
            <text:p text:style-name="P26"><text:span text:style-name="T66">488,440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1" draw:layer="layout" svg:width="5.56cm" svg:height="2.011cm" svg:x="44.798cm" svg:y="97.065cm">
            <text:p text:style-name="P22"><text:span text:style-name="T66">Slashdot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1" draw:layer="layout" svg:width="13.723cm" svg:height="2.015cm" svg:x="74.444cm" svg:y="95.05cm">
            <text:p text:style-name="P22"><text:span text:style-name="T66">Regul. Laplacian </text:span><text:span text:style-name="T65">[n,l]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1" draw:layer="layout" svg:width="2.201cm" svg:height="2.015cm" svg:x="61.96cm" svg:y="95.05cm">
            <text:p text:style-name="P26"><text:span text:style-name="T66">192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1" draw:layer="layout" svg:width="6.601cm" svg:height="2.015cm" svg:x="55.359cm" svg:y="95.05cm">
            <text:p text:style-name="P26"><text:span text:style-name="T66">{0.6, 0.8, 1.0}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1" draw:layer="layout" svg:width="5.001cm" svg:height="2.015cm" svg:x="50.358cm" svg:y="95.05cm">
            <text:p text:style-name="P26"><text:span text:style-name="T66">57,627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1" draw:layer="layout" svg:width="5.56cm" svg:height="2.015cm" svg:x="44.798cm" svg:y="95.05cm">
            <text:p text:style-name="P22"><text:span text:style-name="T66">Advogato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1" draw:layer="layout" svg:width="13.723cm" svg:height="2.011cm" svg:x="74.444cm" svg:y="93.039cm">
            <text:p text:style-name="P22"><text:span text:style-name="T66">Exponential </text:span><text:span text:style-name="T65">[n]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1" draw:layer="layout" svg:width="2.201cm" svg:height="2.011cm" svg:x="61.96cm" svg:y="93.039cm">
            <text:p text:style-name="P26"><text:span text:style-name="T66">54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1" draw:layer="layout" svg:width="6.601cm" svg:height="2.011cm" svg:x="55.359cm" svg:y="93.039cm">
            <text:p text:style-name="P26"><text:span text:style-name="T66">{1}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1" draw:layer="layout" svg:width="5.001cm" svg:height="2.011cm" svg:x="50.358cm" svg:y="93.039cm">
            <text:p text:style-name="P26"><text:span text:style-name="T66">352,807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1" draw:layer="layout" svg:width="5.56cm" svg:height="2.011cm" svg:x="44.798cm" svg:y="93.039cm">
            <text:p text:style-name="P22"><text:span text:style-name="T66">Hep-th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1" draw:layer="layout" svg:width="13.723cm" svg:height="2.011cm" svg:x="74.444cm" svg:y="91.028cm">
            <text:p text:style-name="P22"><text:span text:style-name="T66">Regul. Laplacian </text:span><text:span text:style-name="T65">[l]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1" draw:layer="layout" svg:width="2.201cm" svg:height="2.011cm" svg:x="61.96cm" svg:y="91.028cm">
            <text:p text:style-name="P26"><text:span text:style-name="T66">126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1" draw:layer="layout" svg:width="6.601cm" svg:height="2.011cm" svg:x="55.359cm" svg:y="91.028cm">
            <text:p text:style-name="P26"><text:span text:style-name="T66">{1}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1" draw:layer="layout" svg:width="5.001cm" svg:height="2.011cm" svg:x="50.358cm" svg:y="91.028cm">
            <text:p text:style-name="P26"><text:span text:style-name="T66">49,779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1" draw:layer="layout" svg:width="5.56cm" svg:height="2.011cm" svg:x="44.798cm" svg:y="91.028cm">
            <text:p text:style-name="P22"><text:span text:style-name="T66">DBLP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21" draw:layer="layout" svg:width="13.723cm" svg:height="2.015cm" svg:x="74.444cm" svg:y="89.013cm">
            <text:p text:style-name="P25"><text:span text:style-name="T70">Best F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21" draw:layer="layout" svg:width="2.201cm" svg:height="2.015cm" svg:x="61.96cm" svg:y="89.013cm">
            <text:p text:style-name="P25"><text:span text:style-name="T70">k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21" draw:layer="layout" svg:width="6.601cm" svg:height="2.015cm" svg:x="55.359cm" svg:y="89.013cm">
            <text:p text:style-name="P25"><text:span text:style-name="T70">Weights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21" draw:layer="layout" svg:width="5.001cm" svg:height="2.015cm" svg:x="50.358cm" svg:y="89.013cm">
            <text:p text:style-name="P25"><text:span text:style-name="T70">Edges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1" draw:layer="layout" svg:width="5.56cm" svg:height="2.015cm" svg:x="44.798cm" svg:y="89.013cm">
            <text:p text:style-name="P22"><text:span text:style-name="T70">Dataset</text:span></text:p>
            <draw:enhanced-geometry svg:viewBox="0 0 21600 21600" draw:type="rectangle" draw:enhanced-path="M 0 0 L 21600 0 21600 21600 0 21600 0 0 Z N"/>
          </draw:custom-shape>
          <draw:line draw:style-name="gr12" draw:text-style-name="P18" draw:layer="layout" svg:x1="44.798cm" svg:y1="93.039cm" svg:x2="64.161cm" svg:y2="93.039cm">
            <text:p text:style-name="P28"/>
          </draw:line>
          <draw:line draw:style-name="gr12" draw:text-style-name="P18" draw:layer="layout" svg:x1="44.798cm" svg:y1="95.05cm" svg:x2="64.161cm" svg:y2="95.05cm">
            <text:p text:style-name="P28"/>
          </draw:line>
          <draw:line draw:style-name="gr12" draw:text-style-name="P18" draw:layer="layout" svg:x1="44.798cm" svg:y1="97.065cm" svg:x2="64.161cm" svg:y2="97.065cm">
            <text:p text:style-name="P28"/>
          </draw:line>
          <draw:line draw:style-name="gr12" draw:text-style-name="P18" draw:layer="layout" svg:x1="44.798cm" svg:y1="99.076cm" svg:x2="64.161cm" svg:y2="99.076cm">
            <text:p text:style-name="P28"/>
          </draw:line>
          <draw:line draw:style-name="gr12" draw:text-style-name="P18" draw:layer="layout" svg:x1="44.798cm" svg:y1="101.096cm" svg:x2="64.161cm" svg:y2="101.096cm">
            <text:p text:style-name="P28"/>
          </draw:line>
          <draw:line draw:style-name="gr12" draw:text-style-name="P18" draw:layer="layout" svg:x1="44.798cm" svg:y1="103.107cm" svg:x2="64.161cm" svg:y2="103.107cm">
            <text:p text:style-name="P28"/>
          </draw:line>
          <draw:line draw:style-name="gr11" draw:text-style-name="P18" draw:layer="layout" svg:x1="44.798cm" svg:y1="105.122cm" svg:x2="64.161cm" svg:y2="105.122cm">
            <text:p text:style-name="P28"/>
          </draw:line>
          <draw:line draw:style-name="gr12" draw:text-style-name="P18" draw:layer="layout" svg:x1="44.798cm" svg:y1="107.133cm" svg:x2="64.161cm" svg:y2="107.133cm">
            <text:p text:style-name="P28"/>
          </draw:line>
          <draw:line draw:style-name="gr12" draw:text-style-name="P18" draw:layer="layout" svg:x1="44.798cm" svg:y1="109.143cm" svg:x2="64.161cm" svg:y2="109.143cm">
            <text:p text:style-name="P28"/>
          </draw:line>
          <draw:line draw:style-name="gr12" draw:text-style-name="P18" draw:layer="layout" svg:x1="50.358cm" svg:y1="89.013cm" svg:x2="50.358cm" svg:y2="111.159cm">
            <text:p text:style-name="P28"/>
          </draw:line>
          <draw:line draw:style-name="gr12" draw:text-style-name="P18" draw:layer="layout" svg:x1="55.359cm" svg:y1="89.013cm" svg:x2="55.359cm" svg:y2="111.159cm">
            <text:p text:style-name="P28"/>
          </draw:line>
          <draw:line draw:style-name="gr12" draw:text-style-name="P18" draw:layer="layout" svg:x1="61.96cm" svg:y1="89.013cm" svg:x2="61.96cm" svg:y2="111.159cm">
            <text:p text:style-name="P28"/>
          </draw:line>
          <draw:line draw:style-name="gr12" draw:text-style-name="P18" draw:layer="layout" svg:x1="64.161cm" svg:y1="89.013cm" svg:x2="64.161cm" svg:y2="111.159cm">
            <text:p text:style-name="P28"/>
          </draw:line>
          <draw:line draw:style-name="gr11" draw:text-style-name="P18" draw:layer="layout" svg:x1="44.798cm" svg:y1="105.122cm" svg:x2="44.798cm" svg:y2="107.133cm">
            <text:p text:style-name="P28"/>
          </draw:line>
          <draw:line draw:style-name="gr11" draw:text-style-name="P18" draw:layer="layout" svg:x1="44.798cm" svg:y1="89.013cm" svg:x2="44.798cm" svg:y2="105.122cm">
            <text:p text:style-name="P28"/>
          </draw:line>
          <draw:line draw:style-name="gr11" draw:text-style-name="P18" draw:layer="layout" svg:x1="44.798cm" svg:y1="107.133cm" svg:x2="44.798cm" svg:y2="111.159cm">
            <text:p text:style-name="P28"/>
          </draw:line>
          <draw:line draw:style-name="gr11" draw:text-style-name="P18" draw:layer="layout" svg:x1="88.167cm" svg:y1="105.122cm" svg:x2="88.167cm" svg:y2="107.133cm">
            <text:p text:style-name="P28"/>
          </draw:line>
          <draw:line draw:style-name="gr11" draw:text-style-name="P18" draw:layer="layout" svg:x1="88.167cm" svg:y1="89.013cm" svg:x2="88.167cm" svg:y2="105.122cm">
            <text:p text:style-name="P28"/>
          </draw:line>
          <draw:line draw:style-name="gr11" draw:text-style-name="P18" draw:layer="layout" svg:x1="88.167cm" svg:y1="107.133cm" svg:x2="88.167cm" svg:y2="111.159cm">
            <text:p text:style-name="P28"/>
          </draw:line>
          <draw:line draw:style-name="gr12" draw:text-style-name="P18" draw:layer="layout" svg:x1="74.444cm" svg:y1="89.013cm" svg:x2="74.444cm" svg:y2="111.159cm">
            <text:p text:style-name="P28"/>
          </draw:line>
          <draw:line draw:style-name="gr11" draw:text-style-name="P18" draw:layer="layout" svg:x1="64.161cm" svg:y1="89.013cm" svg:x2="74.444cm" svg:y2="89.013cm">
            <text:p text:style-name="P28"/>
          </draw:line>
          <draw:line draw:style-name="gr11" draw:text-style-name="P18" draw:layer="layout" svg:x1="64.161cm" svg:y1="91.028cm" svg:x2="74.444cm" svg:y2="91.028cm">
            <text:p text:style-name="P28"/>
          </draw:line>
          <draw:line draw:style-name="gr11" draw:text-style-name="P18" draw:layer="layout" svg:x1="44.798cm" svg:y1="91.028cm" svg:x2="64.161cm" svg:y2="91.028cm">
            <text:p text:style-name="P28"/>
          </draw:line>
          <draw:line draw:style-name="gr11" draw:text-style-name="P18" draw:layer="layout" svg:x1="74.444cm" svg:y1="91.028cm" svg:x2="88.167cm" svg:y2="91.028cm">
            <text:p text:style-name="P28"/>
          </draw:line>
          <draw:line draw:style-name="gr12" draw:text-style-name="P18" draw:layer="layout" svg:x1="64.161cm" svg:y1="93.039cm" svg:x2="74.444cm" svg:y2="93.039cm">
            <text:p text:style-name="P28"/>
          </draw:line>
          <draw:line draw:style-name="gr12" draw:text-style-name="P18" draw:layer="layout" svg:x1="74.444cm" svg:y1="93.039cm" svg:x2="88.167cm" svg:y2="93.039cm">
            <text:p text:style-name="P28"/>
          </draw:line>
          <draw:line draw:style-name="gr12" draw:text-style-name="P18" draw:layer="layout" svg:x1="64.161cm" svg:y1="95.05cm" svg:x2="74.444cm" svg:y2="95.05cm">
            <text:p text:style-name="P28"/>
          </draw:line>
          <draw:line draw:style-name="gr12" draw:text-style-name="P18" draw:layer="layout" svg:x1="74.444cm" svg:y1="95.05cm" svg:x2="88.167cm" svg:y2="95.05cm">
            <text:p text:style-name="P28"/>
          </draw:line>
          <draw:line draw:style-name="gr12" draw:text-style-name="P18" draw:layer="layout" svg:x1="64.161cm" svg:y1="97.065cm" svg:x2="74.444cm" svg:y2="97.065cm">
            <text:p text:style-name="P28"/>
          </draw:line>
          <draw:line draw:style-name="gr12" draw:text-style-name="P18" draw:layer="layout" svg:x1="74.444cm" svg:y1="97.065cm" svg:x2="88.167cm" svg:y2="97.065cm">
            <text:p text:style-name="P28"/>
          </draw:line>
          <draw:line draw:style-name="gr12" draw:text-style-name="P18" draw:layer="layout" svg:x1="64.161cm" svg:y1="99.076cm" svg:x2="74.444cm" svg:y2="99.076cm">
            <text:p text:style-name="P28"/>
          </draw:line>
          <draw:line draw:style-name="gr12" draw:text-style-name="P18" draw:layer="layout" svg:x1="74.444cm" svg:y1="99.076cm" svg:x2="88.167cm" svg:y2="99.076cm">
            <text:p text:style-name="P28"/>
          </draw:line>
          <draw:line draw:style-name="gr12" draw:text-style-name="P18" draw:layer="layout" svg:x1="64.161cm" svg:y1="101.096cm" svg:x2="74.444cm" svg:y2="101.096cm">
            <text:p text:style-name="P28"/>
          </draw:line>
          <draw:line draw:style-name="gr12" draw:text-style-name="P18" draw:layer="layout" svg:x1="74.444cm" svg:y1="101.096cm" svg:x2="88.167cm" svg:y2="101.096cm">
            <text:p text:style-name="P28"/>
          </draw:line>
          <draw:line draw:style-name="gr12" draw:text-style-name="P18" draw:layer="layout" svg:x1="64.161cm" svg:y1="103.107cm" svg:x2="74.444cm" svg:y2="103.107cm">
            <text:p text:style-name="P28"/>
          </draw:line>
          <draw:line draw:style-name="gr12" draw:text-style-name="P18" draw:layer="layout" svg:x1="74.444cm" svg:y1="103.107cm" svg:x2="88.167cm" svg:y2="103.107cm">
            <text:p text:style-name="P28"/>
          </draw:line>
          <draw:line draw:style-name="gr11" draw:text-style-name="P18" draw:layer="layout" svg:x1="64.161cm" svg:y1="105.122cm" svg:x2="74.444cm" svg:y2="105.122cm">
            <text:p text:style-name="P28"/>
          </draw:line>
          <draw:line draw:style-name="gr11" draw:text-style-name="P18" draw:layer="layout" svg:x1="74.444cm" svg:y1="105.122cm" svg:x2="88.167cm" svg:y2="105.122cm">
            <text:p text:style-name="P28"/>
          </draw:line>
          <draw:line draw:style-name="gr12" draw:text-style-name="P18" draw:layer="layout" svg:x1="64.161cm" svg:y1="107.133cm" svg:x2="74.444cm" svg:y2="107.133cm">
            <text:p text:style-name="P28"/>
          </draw:line>
          <draw:line draw:style-name="gr12" draw:text-style-name="P18" draw:layer="layout" svg:x1="74.444cm" svg:y1="107.133cm" svg:x2="88.167cm" svg:y2="107.133cm">
            <text:p text:style-name="P28"/>
          </draw:line>
          <draw:line draw:style-name="gr12" draw:text-style-name="P18" draw:layer="layout" svg:x1="64.161cm" svg:y1="109.143cm" svg:x2="74.444cm" svg:y2="109.143cm">
            <text:p text:style-name="P28"/>
          </draw:line>
          <draw:line draw:style-name="gr12" draw:text-style-name="P18" draw:layer="layout" svg:x1="74.444cm" svg:y1="109.143cm" svg:x2="88.167cm" svg:y2="109.143cm">
            <text:p text:style-name="P28"/>
          </draw:line>
          <draw:line draw:style-name="gr11" draw:text-style-name="P18" draw:layer="layout" svg:x1="64.161cm" svg:y1="111.159cm" svg:x2="74.444cm" svg:y2="111.159cm">
            <text:p text:style-name="P28"/>
          </draw:line>
          <draw:line draw:style-name="gr11" draw:text-style-name="P18" draw:layer="layout" svg:x1="44.798cm" svg:y1="89.013cm" svg:x2="64.161cm" svg:y2="89.013cm">
            <text:p text:style-name="P28"/>
          </draw:line>
          <draw:line draw:style-name="gr11" draw:text-style-name="P18" draw:layer="layout" svg:x1="74.444cm" svg:y1="89.013cm" svg:x2="88.167cm" svg:y2="89.013cm">
            <text:p text:style-name="P28"/>
          </draw:line>
          <draw:line draw:style-name="gr11" draw:text-style-name="P18" draw:layer="layout" svg:x1="44.798cm" svg:y1="111.159cm" svg:x2="64.161cm" svg:y2="111.159cm">
            <text:p text:style-name="P28"/>
          </draw:line>
          <draw:line draw:style-name="gr11" draw:text-style-name="P18" draw:layer="layout" svg:x1="74.444cm" svg:y1="111.159cm" svg:x2="88.167cm" svg:y2="111.159cm">
            <text:p text:style-name="P28"/>
          </draw:line>
        </draw:g>
        <draw:frame draw:style-name="gr8" draw:text-style-name="P18" draw:layer="layout" svg:width="11.016cm" svg:height="8.771cm" svg:x="76.31cm" svg:y="63.809cm">
          <draw:image xlink:href="Pictures/2000010F0001551100010F825B2A1A5B.wmf" xlink:type="simple" xlink:show="embed" xlink:actuate="onLoad">
            <text:p text:style-name="P28"/>
          </draw:image>
        </draw:frame>
        <draw:frame draw:style-name="gr8" draw:text-style-name="P18" draw:layer="layout" svg:width="11.015cm" svg:height="8.775cm" svg:x="63.209cm" svg:y="63.809cm">
          <draw:image xlink:href="Pictures/200001910001551100010F821D6AC045.wmf" xlink:type="simple" xlink:show="embed" xlink:actuate="onLoad">
            <text:p text:style-name="P28"/>
          </draw:image>
        </draw:frame>
        <draw:frame draw:style-name="gr8" draw:text-style-name="P18" draw:layer="layout" svg:width="11.015cm" svg:height="8.771cm" svg:x="50.108cm" svg:y="74.511cm">
          <draw:image xlink:href="Pictures/200000F30001551100010F82E4F50B0A.wmf" xlink:type="simple" xlink:show="embed" xlink:actuate="onLoad">
            <text:p text:style-name="P28"/>
          </draw:image>
        </draw:frame>
        <draw:custom-shape draw:style-name="gr6" draw:text-style-name="P4" draw:layer="layout" svg:width="6.966cm" svg:height="1.527cm" svg:x="52.223cm" svg:y="72.809cm">
          <text:p text:style-name="P19"><text:span text:style-name="T37">Jester [a,b,s]</text:span></text:p>
          <draw:enhanced-geometry svg:viewBox="0 0 21600 21600" draw:type="mso-spt202" draw:enhanced-path="M 0 0 L 21600 0 21600 21600 0 21600 0 0 Z N"/>
        </draw:custom-shape>
        <draw:custom-shape draw:style-name="gr6" draw:text-style-name="P4" draw:layer="layout" svg:width="7.965cm" svg:height="1.527cm" svg:x="64.776cm" svg:y="72.809cm">
          <text:p text:style-name="P19"><text:span text:style-name="T37">Advogato [a,w]</text:span></text:p>
          <draw:enhanced-geometry svg:viewBox="0 0 21600 21600" draw:type="mso-spt202" draw:enhanced-path="M 0 0 L 21600 0 21600 21600 0 21600 0 0 Z N"/>
        </draw:custom-shape>
        <draw:custom-shape draw:style-name="gr6" draw:text-style-name="P4" draw:layer="layout" svg:width="8.905cm" svg:height="1.527cm" svg:x="77.714cm" svg:y="72.809cm">
          <text:p text:style-name="P19"><text:span text:style-name="T37">Advogato [a,n,w]</text:span></text:p>
          <draw:enhanced-geometry svg:viewBox="0 0 21600 21600" draw:type="mso-spt202" draw:enhanced-path="M 0 0 L 21600 0 21600 21600 0 21600 0 0 Z N"/>
        </draw:custom-shape>
        <draw:custom-shape draw:style-name="gr6" draw:text-style-name="P4" draw:layer="layout" svg:width="7.339cm" svg:height="1.527cm" svg:x="51.948cm" svg:y="83.313cm">
          <text:p text:style-name="P19"><text:span text:style-name="T37">Slashdot [d,s]</text:span></text:p>
          <draw:enhanced-geometry svg:viewBox="0 0 21600 21600" draw:type="mso-spt202" draw:enhanced-path="M 0 0 L 21600 0 21600 21600 0 21600 0 0 Z N"/>
        </draw:custom-shape>
        <draw:custom-shape draw:style-name="gr6" draw:text-style-name="P4" draw:layer="layout" svg:width="8.406cm" svg:height="1.527cm" svg:x="64.563cm" svg:y="83.308cm">
          <text:p text:style-name="P19"><text:span text:style-name="T37">MovieLens [b,s]</text:span></text:p>
          <draw:enhanced-geometry svg:viewBox="0 0 21600 21600" draw:type="mso-spt202" draw:enhanced-path="M 0 0 L 21600 0 21600 21600 0 21600 0 0 Z N"/>
        </draw:custom-shape>
        <draw:custom-shape draw:style-name="gr6" draw:text-style-name="P4" draw:layer="layout" svg:width="6.899cm" svg:height="1.527cm" svg:x="78.712cm" svg:y="83.308cm">
          <text:p text:style-name="P19"><text:span text:style-name="T37">Epinions [l,s]</text:span></text:p>
          <draw:enhanced-geometry svg:viewBox="0 0 21600 21600" draw:type="mso-spt202" draw:enhanced-path="M 0 0 L 21600 0 21600 21600 0 21600 0 0 Z N"/>
        </draw:custom-shape>
        <draw:frame draw:style-name="gr14" draw:text-style-name="P18" draw:layer="layout" svg:width="13.401cm" svg:height="9.436cm" svg:x="71.508cm" svg:y="35.406cm">
          <draw:image xlink:href="Pictures/2000003E000036FC000026A753BE42EA.wmf" xlink:type="simple" xlink:show="embed" xlink:actuate="onLoad">
            <text:p text:style-name="P28"/>
          </draw:image>
        </draw:frame>
        <draw:frame draw:style-name="gr15" draw:text-style-name="P27" draw:layer="layout" svg:width="15.856cm" svg:height="14.02cm" svg:x="70.9cm" svg:y="44.48cm">
          <draw:image xlink:href="Pictures/2000013000003DF1000036C52F0A9CBA.wmf" xlink:type="simple" xlink:show="embed" xlink:actuate="onLoad">
            <text:p text:style-name="P28"/>
          </draw:image>
        </draw:frame>
        <presentation:notes draw:style-name="dp2">
          <draw:custom-shape draw:style-name="gr16" draw:text-style-name="P4" draw:layer="layout" svg:width="126.775cm" svg:height="25.422cm" svg:x="-126.775cm" svg:y="-0.004cm">
            <text:p text:style-name="P28"/>
            <draw:enhanced-geometry svg:viewBox="0 0 21600 21600" draw:type="mso-spt202" draw:enhanced-path="M 0 0 L 21600 0 21600 21600 0 21600 0 0 Z N"/>
          </draw:custom-shape>
          <draw:frame presentation:style-name="pr1" draw:text-style-name="P28" draw:layer="layout" svg:width="66.252cm" svg:height="52.875cm" svg:x="8.281cm" svg:y="55.883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a4cad4" draw:end-color="#004d61" draw:start-intensity="100%" draw:end-intensity="100%" draw:angle="2700" draw:border="0%"/>
    <draw:marker draw:name="Arrow" svg:viewBox="0 0 20 30" svg:d="m10 0-10 30h20z"/>
    <draw:stroke-dash draw:name="Dash_20_1" draw:display-name="Dash 1" draw:style="rect" draw:dots2="1" draw:dots2-length="0.846cm" draw:distance="0.63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Verdana" style:font-family-generic="swiss" style:font-pitch="variable" fo:color="#333399" fo:font-size="100%"/>
          </text:list-level-style-bullet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333399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333399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333399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333399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333399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333399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333399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333399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333399" fo:font-size="100%"/>
          </text:list-level-style-bullet>
        </text:list-style>
      </style:graphic-properties>
      <style:paragraph-properties fo:margin-left="0cm" fo:margin-right="0cm" fo:margin-top="2.099cm" fo:margin-bottom="0.899cm" fo:line-height="78%" fo:text-align="center" text:enable-numbering="false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68pt" fo:font-style="normal" fo:text-shadow="none" style:text-underline-style="none" fo:font-weight="normal" style:font-family-asian="'ＭＳ Ｐゴシック'" style:font-pitch-asian="variable" style:font-size-asian="68pt" style:font-style-asian="normal" style:font-weight-asian="normal" style:font-family-complex="'ＭＳ Ｐゴシック'" style:font-pitch-complex="variable" style:font-size-complex="6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start" text:enable-numbering="false" fo:text-indent="0cm" style:punctuation-wrap="simple" style:line-break="normal">
        <style:tab-stops>
          <style:tab-stop style:position="0cm"/>
          <style:tab-stop style:position="1.852cm"/>
          <style:tab-stop style:position="3.704cm"/>
          <style:tab-stop style:position="5.556cm"/>
          <style:tab-stop style:position="7.408cm"/>
          <style:tab-stop style:position="9.26cm"/>
          <style:tab-stop style:position="11.112cm"/>
          <style:tab-stop style:position="12.964cm"/>
          <style:tab-stop style:position="14.816cm"/>
          <style:tab-stop style:position="16.668cm"/>
          <style:tab-stop style:position="18.52cm"/>
          <style:tab-stop style:position="20.372cm"/>
          <style:tab-stop style:position="22.225cm"/>
          <style:tab-stop style:position="24.077cm"/>
          <style:tab-stop style:position="25.929cm"/>
          <style:tab-stop style:position="27.781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72pt" fo:font-style="normal" fo:text-shadow="none" style:text-underline-style="none" fo:font-weight="normal" style:font-family-asian="'ＭＳ Ｐゴシック'" style:font-pitch-asian="variable" style:font-size-asian="172pt" style:font-style-asian="normal" style:font-weight-asian="normal" style:font-family-complex="'ＭＳ Ｐゴシック'" style:font-pitch-complex="variable" style:font-size-complex="172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Verdana" style:font-family-generic="swiss" style:font-pitch="variable" fo:color="#333399" fo:font-size="100%"/>
          </text:list-level-style-bullet>
          <text:list-level-style-bullet text:level="2" text:bullet-char="">
            <style:text-properties fo:font-family="Symbol" style:font-family-generic="roman" style:font-pitch="variable" style:font-charset="x-symbol" fo:color="#004d61" fo:font-size="100%"/>
          </text:list-level-style-bullet>
          <text:list-level-style-bullet text:level="3" text:bullet-char="">
            <style:list-level-properties text:space-before="1.975cm"/>
            <style:text-properties fo:font-family="Symbol" style:font-family-generic="roman" style:font-pitch="variable" style:font-charset="x-symbol" fo:color="#ee8512" fo:font-size="100%"/>
          </text:list-level-style-bullet>
          <text:list-level-style-bullet text:level="4" text:bullet-char="–">
            <style:list-level-properties text:space-before="18.14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23.627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23.627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23.627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23.627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23.627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2.517cm" fo:margin-bottom="1.08cm" fo:line-height="78%" fo:text-align="center" text:enable-numbering="false" fo:text-indent="0cm" style:punctuation-wrap="simple" style:line-break="normal">
        <style:tab-stops>
          <style:tab-stop style:position="0cm"/>
          <style:tab-stop style:position="1.852cm"/>
          <style:tab-stop style:position="3.704cm"/>
          <style:tab-stop style:position="5.556cm"/>
          <style:tab-stop style:position="7.408cm"/>
          <style:tab-stop style:position="9.26cm"/>
          <style:tab-stop style:position="11.112cm"/>
          <style:tab-stop style:position="12.964cm"/>
          <style:tab-stop style:position="14.816cm"/>
          <style:tab-stop style:position="16.668cm"/>
          <style:tab-stop style:position="18.52cm"/>
          <style:tab-stop style:position="20.372cm"/>
          <style:tab-stop style:position="22.225cm"/>
          <style:tab-stop style:position="24.077cm"/>
          <style:tab-stop style:position="25.929cm"/>
          <style:tab-stop style:position="27.781cm"/>
          <style:tab-stop style:position="29.633cm"/>
        </style:tab-stops>
      </style:paragraph-properties>
      <style:text-properties fo:color="#004d61" style:text-outline="false" style:text-line-through-style="none" style:text-position="0% 100%" fo:font-family="Arial" style:font-pitch="variable" fo:font-size="82pt" fo:font-style="normal" fo:text-shadow="none" style:text-underline-style="none" fo:font-weight="normal" style:font-family-asian="'ＭＳ Ｐゴシック'" style:font-pitch-asian="variable" style:font-size-asian="82pt" style:font-style-asian="normal" style:font-weight-asian="normal" style:font-family-complex="'ＭＳ Ｐゴシック'" style:font-pitch-complex="variable" style:font-size-complex="8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Verdana" style:font-family-generic="swiss" style:font-pitch="variable" fo:color="#333399" fo:font-size="100%"/>
          </text:list-level-style-bullet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333399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333399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333399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333399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333399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333399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333399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333399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333399" fo:font-size="100%"/>
          </text:list-level-style-bullet>
        </text:list-style>
      </style:graphic-properties>
      <style:paragraph-properties fo:margin-left="0cm" fo:margin-right="0cm" fo:margin-top="2.099cm" fo:margin-bottom="0.899cm" fo:line-height="78%" fo:text-align="center" text:enable-numbering="false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pitch="variable" fo:font-size="68pt" fo:font-style="normal" fo:text-shadow="none" style:text-underline-style="none" fo:font-weight="normal" style:font-family-asian="'ＭＳ Ｐゴシック'" style:font-pitch-asian="variable" style:font-size-asian="68pt" style:font-family-complex="'ＭＳ Ｐゴシック'" style:font-pitch-complex="variable" style:font-size-complex="68pt" style:font-relief="none"/>
    </style:style>
    <style:style style:name="Standard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ndale Sans UI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•">
            <style:list-level-properties text:min-label-width="1.402cm"/>
            <style:text-properties fo:font-family="Verdana" style:font-family-generic="swiss" style:font-pitch="variable" fo:color="#333399" fo:font-size="100%"/>
          </text:list-level-style-bullet>
          <text:list-level-style-bullet text:level="2" text:bullet-char="">
            <style:list-level-properties text:min-label-width="1.975cm"/>
            <style:text-properties fo:font-family="Symbol" style:font-family-generic="roman" style:font-pitch="variable" style:font-charset="x-symbol" fo:color="#004d61" fo:font-size="100%"/>
          </text:list-level-style-bullet>
          <text:list-level-style-bullet text:level="3" text:bullet-char="">
            <style:list-level-properties text:space-before="1.984cm" text:min-label-width="1.993cm"/>
            <style:text-properties fo:font-family="Symbol" style:font-family-generic="roman" style:font-pitch="variable" style:font-charset="x-symbol" fo:color="#ee8512" fo:font-size="100%"/>
          </text:list-level-style-bullet>
          <text:list-level-style-bullet text:level="4" text:bullet-char="–">
            <style:list-level-properties text:space-before="18.15cm" text:min-label-width="4.992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23.64cm" text:min-label-width="5.001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23.64cm" text:min-label-width="5.001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23.64cm" text:min-label-width="5.001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23.64cm" text:min-label-width="5.001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402cm" fo:margin-right="0cm" fo:margin-top="2.517cm" fo:margin-bottom="1.08cm" fo:line-height="78%" fo:text-align="start" text:enable-numbering="true" fo:text-indent="0cm" style:punctuation-wrap="simple" style:line-break="normal">
        <style:tab-stops>
          <style:tab-stop style:position="0.449cm"/>
          <style:tab-stop style:position="2.301cm"/>
          <style:tab-stop style:position="4.153cm"/>
          <style:tab-stop style:position="6.006cm"/>
          <style:tab-stop style:position="7.858cm"/>
          <style:tab-stop style:position="9.71cm"/>
          <style:tab-stop style:position="11.562cm"/>
          <style:tab-stop style:position="13.414cm"/>
          <style:tab-stop style:position="15.266cm"/>
          <style:tab-stop style:position="17.118cm"/>
          <style:tab-stop style:position="18.97cm"/>
          <style:tab-stop style:position="20.822cm"/>
          <style:tab-stop style:position="22.674cm"/>
          <style:tab-stop style:position="24.526cm"/>
          <style:tab-stop style:position="26.378cm"/>
          <style:tab-stop style:position="28.231cm"/>
        </style:tab-stops>
      </style:paragraph-properties>
      <style:text-properties fo:color="#004d61" style:text-outline="false" style:text-line-through-style="none" style:text-position="0% 100%" fo:font-family="Arial" style:font-pitch="variable" fo:font-size="82pt" fo:font-style="normal" fo:text-shadow="none" style:text-underline-style="none" fo:font-weight="normal" style:font-family-asian="'ＭＳ Ｐゴシック'" style:font-pitch-asian="variable" style:font-size-asian="82pt" style:font-style-asian="normal" style:font-weight-asian="normal" style:font-family-complex="'ＭＳ Ｐゴシック'" style:font-pitch-complex="variable" style:font-size-complex="8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1.975cm" fo:margin-right="0cm" fo:margin-top="0.864cm" fo:margin-bottom="0.864cm" fo:line-height="87%" fo:text-align="start" text:enable-numbering="true" fo:text-indent="0cm" style:punctuation-wrap="simple" style:line-break="normal">
        <style:tab-stops>
          <style:tab-stop style:position="1.728cm"/>
          <style:tab-stop style:position="3.58cm"/>
          <style:tab-stop style:position="5.432cm"/>
          <style:tab-stop style:position="7.284cm"/>
          <style:tab-stop style:position="9.136cm"/>
          <style:tab-stop style:position="10.989cm"/>
          <style:tab-stop style:position="12.841cm"/>
          <style:tab-stop style:position="14.693cm"/>
          <style:tab-stop style:position="16.545cm"/>
          <style:tab-stop style:position="18.397cm"/>
          <style:tab-stop style:position="20.249cm"/>
          <style:tab-stop style:position="22.101cm"/>
          <style:tab-stop style:position="23.953cm"/>
          <style:tab-stop style:position="25.805cm"/>
          <style:tab-stop style:position="27.657cm"/>
        </style:tab-stops>
      </style:paragraph-properties>
      <style:text-properties fo:color="#000000" style:text-line-through-style="none" style:text-position="0% 100%" fo:font-family="Arial" style:font-pitch="variable" fo:font-size="65pt" fo:font-style="normal" fo:text-shadow="none" style:text-underline-style="none" fo:font-weight="normal" style:font-family-asian="'ＭＳ Ｐゴシック'" style:font-pitch-asian="variable" style:font-size-asian="65pt" style:font-family-complex="'ＭＳ Ｐゴシック'" style:font-pitch-complex="variable" style:font-size-complex="65pt" style:font-relief="none"/>
    </style:style>
    <style:style style:name="Standard-outline3" style:family="presentation" style:parent-style-name="Standard-outline2">
      <style:paragraph-properties fo:margin-left="3.977cm" fo:margin-right="0cm" fo:margin-top="0cm" fo:margin-bottom="0.22cm" fo:line-height="87%" fo:text-align="start" text:enable-numbering="true" fo:text-indent="0cm" style:punctuation-wrap="simple" style:line-break="normal">
        <style:tab-stops>
          <style:tab-stop style:position="1.578cm"/>
          <style:tab-stop style:position="3.43cm"/>
          <style:tab-stop style:position="5.282cm"/>
          <style:tab-stop style:position="7.134cm"/>
          <style:tab-stop style:position="8.987cm"/>
          <style:tab-stop style:position="10.839cm"/>
          <style:tab-stop style:position="12.691cm"/>
          <style:tab-stop style:position="14.543cm"/>
          <style:tab-stop style:position="16.395cm"/>
          <style:tab-stop style:position="18.247cm"/>
          <style:tab-stop style:position="20.099cm"/>
          <style:tab-stop style:position="21.951cm"/>
          <style:tab-stop style:position="23.803cm"/>
          <style:tab-stop style:position="25.655cm"/>
        </style:tab-stops>
      </style:paragraph-properties>
      <style:text-properties fo:color="#000000" style:text-line-through-style="none" style:text-position="0% 100%" fo:font-family="Arial" style:font-pitch="variable" fo:font-size="50pt" fo:font-style="normal" fo:text-shadow="none" style:text-underline-style="none" fo:font-weight="normal" style:font-family-asian="'ＭＳ Ｐゴシック'" style:font-pitch-asian="variable" style:font-size-asian="50pt" style:font-family-complex="'ＭＳ Ｐゴシック'" style:font-pitch-complex="variable" style:font-size-complex="50pt" style:font-relief="none"/>
    </style:style>
    <style:style style:name="Standard-outline4" style:family="presentation" style:parent-style-name="Standard-outline3">
      <style:paragraph-properties fo:margin-left="23.142cm" fo:margin-right="0cm" fo:margin-top="0.851cm" fo:margin-bottom="0cm" fo:line-height="102%" fo:text-align="start" text:enable-numbering="true" fo:text-indent="0cm" style:punctuation-wrap="simple" style:line-break="normal">
        <style:tab-stops>
          <style:tab-stop style:position="0.934cm"/>
          <style:tab-stop style:position="2.786cm"/>
          <style:tab-stop style:position="4.639cm"/>
          <style:tab-stop style:position="6.4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96pt" fo:font-style="normal" fo:text-shadow="none" style:text-underline-style="none" fo:font-weight="normal" style:font-family-asian="'ＭＳ Ｐゴシック'" style:font-pitch-asian="variable" style:font-size-asian="96pt" style:font-family-complex="'ＭＳ Ｐゴシック'" style:font-pitch-complex="variable" style:font-size-complex="96pt" style:font-relief="none"/>
    </style:style>
    <style:style style:name="Standard-outline5" style:family="presentation" style:parent-style-name="Standard-outline4">
      <style:paragraph-properties fo:margin-left="28.641cm" fo:margin-right="0cm" fo:margin-top="0.851cm" fo:margin-bottom="0cm" fo:line-height="102%" fo:text-align="start" text:enable-numbering="true" fo:text-indent="0cm" style:punctuation-wrap="simple" style:line-break="normal">
        <style:tab-stops>
          <style:tab-stop style:position="0.992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96pt" fo:font-style="normal" fo:text-shadow="none" style:text-underline-style="none" fo:font-weight="normal" style:font-family-asian="'ＭＳ Ｐゴシック'" style:font-pitch-asian="variable" style:font-size-asian="96pt" style:font-family-complex="'ＭＳ Ｐゴシック'" style:font-pitch-complex="variable" style:font-size-complex="96pt" style:font-relief="none"/>
    </style:style>
    <style:style style:name="Standard-outline6" style:family="presentation" style:parent-style-name="Standard-outline5">
      <style:paragraph-properties fo:margin-left="28.641cm" fo:margin-right="0cm" fo:margin-top="0.851cm" fo:margin-bottom="0cm" fo:line-height="102%" fo:text-align="start" text:enable-numbering="true" fo:text-indent="0cm" style:punctuation-wrap="simple" style:line-break="normal">
        <style:tab-stops>
          <style:tab-stop style:position="0.992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96pt" fo:font-style="normal" fo:text-shadow="none" style:text-underline-style="none" fo:font-weight="normal" style:font-family-asian="'ＭＳ Ｐゴシック'" style:font-pitch-asian="variable" style:font-size-asian="96pt" style:font-family-complex="'ＭＳ Ｐゴシック'" style:font-pitch-complex="variable" style:font-size-complex="96pt" style:font-relief="none"/>
    </style:style>
    <style:style style:name="Standard-outline7" style:family="presentation" style:parent-style-name="Standard-outline6">
      <style:paragraph-properties fo:margin-left="28.641cm" fo:margin-right="0cm" fo:margin-top="0.851cm" fo:margin-bottom="0cm" fo:line-height="102%" fo:text-align="start" text:enable-numbering="true" fo:text-indent="0cm" style:punctuation-wrap="simple" style:line-break="normal">
        <style:tab-stops>
          <style:tab-stop style:position="0.992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96pt" fo:font-style="normal" fo:text-shadow="none" style:text-underline-style="none" fo:font-weight="normal" style:font-family-asian="'ＭＳ Ｐゴシック'" style:font-pitch-asian="variable" style:font-size-asian="96pt" style:font-family-complex="'ＭＳ Ｐゴシック'" style:font-pitch-complex="variable" style:font-size-complex="96pt" style:font-relief="none"/>
    </style:style>
    <style:style style:name="Standard-outline8" style:family="presentation" style:parent-style-name="Standard-outline7">
      <style:paragraph-properties fo:margin-left="28.641cm" fo:margin-right="0cm" fo:margin-top="0.851cm" fo:margin-bottom="0cm" fo:line-height="102%" fo:text-align="start" text:enable-numbering="true" fo:text-indent="0cm" style:punctuation-wrap="simple" style:line-break="normal">
        <style:tab-stops>
          <style:tab-stop style:position="0.992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96pt" fo:font-style="normal" fo:text-shadow="none" style:text-underline-style="none" fo:font-weight="normal" style:font-family-asian="'ＭＳ Ｐゴシック'" style:font-pitch-asian="variable" style:font-size-asian="96pt" style:font-family-complex="'ＭＳ Ｐゴシック'" style:font-pitch-complex="variable" style:font-size-complex="96pt" style:font-relief="none"/>
    </style:style>
    <style:style style:name="Standard-outline9" style:family="presentation" style:parent-style-name="Standard-outline8">
      <style:paragraph-properties fo:margin-left="28.641cm" fo:margin-right="0cm" fo:margin-top="0.851cm" fo:margin-bottom="0cm" fo:line-height="102%" fo:text-align="start" text:enable-numbering="true" fo:text-indent="0cm" style:punctuation-wrap="simple" style:line-break="normal">
        <style:tab-stops>
          <style:tab-stop style:position="0.992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96pt" fo:font-style="normal" fo:text-shadow="none" style:text-underline-style="none" fo:font-weight="normal" style:font-family-asian="'ＭＳ Ｐゴシック'" style:font-pitch-asian="variable" style:font-size-asian="96pt" style:font-family-complex="'ＭＳ Ｐゴシック'" style:font-pitch-complex="variable" style:font-size-complex="96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82.83cm" fo:page-height="117.62cm" style:print-orientation="portrait"/>
    </style:page-layout>
    <style:page-layout style:name="PM1">
      <style:page-layout-properties fo:margin-top="0cm" fo:margin-bottom="0cm" fo:margin-left="0cm" fo:margin-right="0cm" fo:page-width="91.01cm" fo:page-height="122.02cm" style:print-orientation="portrait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5.881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5.881cm"/>
    </style:style>
    <style:style style:name="gr3" style:family="graphic" style:parent-style-name="standard">
      <style:graphic-properties draw:stroke="none" draw:fill="gradient" draw:fill-color="#a4cad4" draw:fill-gradient-name="Gradient_20_7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true" fo:padding-top="0.159cm" fo:padding-bottom="0.159cm" fo:padding-left="0.318cm" fo:padding-right="0.318cm" fo:wrap-option="no-wrap" draw:shadow="hidden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20%" draw:contrast="0%" draw:gamma="100%" draw:red="0%" draw:green="0%" draw:blue="0%" fo:clip="rect(0cm 0cm 0cm 0cm)" draw:image-opacity="100%" style:mirror="none"/>
    </style:style>
    <style:style style:name="gr9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10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Standard-backgroundobjects" style:list-style-name="L2">
      <style:graphic-properties draw:stroke="none" draw:fill="none" draw:fill-color="#ffffff" draw:textarea-horizontal-align="right" draw:textarea-vertical-align="bottom" draw:auto-grow-height="false" draw:auto-grow-width="false" fo:min-height="5.867cm" fo:min-width="0cm" fo:padding-top="0.56cm" fo:padding-bottom="0.56cm" fo:padding-left="1.078cm" fo:padding-right="1.078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style:writing-mode="lr-tb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fo:margin-left="0cm" fo:margin-right="0cm" fo:margin-top="0cm" fo:margin-bottom="0cm" fo:line-height="105%" text:enable-numbering="false" fo:text-indent="0cm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end" text:enable-numbering="false" fo:text-indent="0cm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size="42pt" fo:language="en" fo:country="GB" fo:font-weight="bold" style:font-size-asian="42pt" style:font-size-complex="42pt"/>
    </style:style>
    <style:style style:name="T3" style:family="text">
      <style:text-properties fo:color="#ffffff" fo:font-size="42pt" fo:language="en" fo:country="US" fo:font-weight="bold" style:font-size-asian="42pt" style:font-size-complex="42pt"/>
    </style:style>
    <style:style style:name="T4" style:family="text">
      <style:text-properties fo:color="#ffffff" style:text-position="30% 58%" fo:font-size="42pt" fo:language="en" fo:country="US" fo:font-weight="bold" style:font-size-asian="42pt" style:font-size-complex="42pt"/>
    </style:style>
    <style:style style:name="T5" style:family="text">
      <style:text-properties fo:color="#ffffff" fo:font-size="42pt" fo:language="en" fo:country="GB" fo:font-weight="bold" style:font-family-asian="Arial" style:font-pitch-asian="variable" style:font-size-asian="42pt" style:font-family-complex="Arial" style:font-pitch-complex="variable" style:font-size-complex="42pt"/>
    </style:style>
    <style:style style:name="T6" style:family="text">
      <style:text-properties fo:font-family="Verdana" style:font-family-generic="swiss" style:font-pitch="variable" fo:font-size="52pt" fo:language="en" fo:country="GB" style:font-size-asian="52pt" style:font-size-complex="52pt"/>
    </style:style>
    <text:list-style style:name="L1">
      <text:list-level-style-bullet text:level="1" text:bullet-char="•">
        <style:text-properties fo:font-family="Verdana" style:font-family-generic="swiss" style:font-pitch="variable" fo:color="#333399" fo:font-size="100%"/>
      </text:list-level-style-bullet>
      <text:list-level-style-bullet text:level="2" text:bullet-char="•">
        <style:list-level-properties text:space-before="1.27cm"/>
        <style:text-properties fo:font-family="Verdana" style:font-family-generic="swiss" style:font-pitch="variable" fo:color="#333399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333399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333399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333399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333399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333399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333399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333399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333399" fo:font-size="100%"/>
      </text:list-level-style-bullet>
    </text:list-style>
    <text:list-style style:name="L2">
      <text:list-level-style-bullet text:level="1" text:bullet-char="●">
        <style:text-properties fo:font-family="Verdan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Verdana" style:font-family-generic="swiss" style:font-pitch="variable" fo:color="#333399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333399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333399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333399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333399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333399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333399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333399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333399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15.79cm" svg:height="21.171cm" svg:x="14.882cm" svg:y="16.466cm" draw:page-number="1"/>
      <draw:page-thumbnail draw:layer="backgroundobjects" svg:width="15.79cm" svg:height="21.171cm" svg:x="52.155cm" svg:y="16.466cm"/>
      <draw:page-thumbnail draw:layer="backgroundobjects" svg:width="15.79cm" svg:height="21.171cm" svg:x="14.882cm" svg:y="48.223cm"/>
      <draw:page-thumbnail draw:layer="backgroundobjects" svg:width="15.79cm" svg:height="21.171cm" svg:x="52.155cm" svg:y="48.223cm"/>
      <draw:page-thumbnail draw:layer="backgroundobjects" svg:width="15.79cm" svg:height="21.171cm" svg:x="14.882cm" svg:y="79.98cm"/>
      <draw:page-thumbnail draw:layer="backgroundobjects" svg:width="15.79cm" svg:height="21.171cm" svg:x="52.155cm" svg:y="79.98cm"/>
      <draw:frame draw:style-name="gr1" draw:text-style-name="P1" draw:layer="backgroundobjects" svg:width="35.947cm" svg:height="5.8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35.947cm" svg:height="5.88cm" svg:x="46.882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35.947cm" svg:height="5.88cm" svg:x="0cm" svg:y="111.739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35.947cm" svg:height="5.88cm" svg:x="46.882cm" svg:y="111.739cm" presentation:class="page-number">
        <draw:text-box>
          <text:p text:style-name="P2"><text:span text:style-name="T1"><text:page-number>&lt;Nummer&gt;</text:page-number></text:span></text:p>
        </draw:text-box>
      </draw:frame>
    </style:handout-master>
    <style:master-page style:name="Standard" style:page-layout-name="PM1" draw:style-name="dp1">
      <draw:frame presentation:style-name="Standard-outline1" draw:layer="backgroundobjects" svg:width="87.356cm" svg:height="81.479cm" svg:x="1.817cm" svg:y="29.55cm" presentation:class="outline" presentation:placeholder="true">
        <draw:text-box/>
      </draw:frame>
      <draw:custom-shape draw:style-name="gr3" draw:text-style-name="P3" draw:layer="backgroundobjects" svg:width="91.003cm" svg:height="7.972cm" svg:x="0cm" svg:y="13.503cm">
        <text:p/>
        <draw:enhanced-geometry svg:viewBox="0 0 21600 21600" draw:type="rectangle" draw:enhanced-path="M 0 0 L 21600 0 21600 21600 0 21600 0 0 Z N"/>
      </draw:custom-shape>
      <draw:frame draw:style-name="gr4" draw:text-style-name="P4" draw:layer="backgroundobjects" svg:width="29.122cm" svg:height="5.662cm" svg:x="36.398cm" svg:y="3.907cm">
        <draw:image xlink:href="Pictures/200000BB000182F40000503444F178BB.wmf" xlink:type="simple" xlink:show="embed" xlink:actuate="onLoad">
          <text:p/>
        </draw:image>
      </draw:frame>
      <draw:custom-shape draw:style-name="gr3" draw:text-style-name="P3" draw:layer="backgroundobjects" svg:width="91.003cm" svg:height="9.027cm" svg:x="0cm" svg:y="112.99cm">
        <text:p/>
        <draw:enhanced-geometry svg:viewBox="0 0 21600 21600" draw:type="rectangle" draw:enhanced-path="M 0 0 L 21600 0 21600 21600 0 21600 0 0 Z N"/>
      </draw:custom-shape>
      <draw:custom-shape draw:style-name="gr5" draw:text-style-name="P3" draw:layer="backgroundobjects" svg:width="85.809cm" svg:height="5.005cm" svg:x="2.337cm" svg:y="22.939cm">
        <text:p/>
        <draw:enhanced-geometry svg:viewBox="0 0 21600 21600" draw:type="mso-spt202" draw:enhanced-path="M 0 0 L 21600 0 21600 21600 0 21600 0 0 Z N"/>
      </draw:custom-shape>
      <draw:custom-shape draw:style-name="gr6" draw:text-style-name="P3" draw:layer="backgroundobjects" svg:width="85.804cm" svg:height="5.448cm" svg:x="3.122cm" svg:y="114.454cm">
        <text:p text:style-name="P5"><text:span text:style-name="T2">DAI-Labor, Technische Universität Berlin – Fakultät IV Elektrotechnik und Informatik</text:span></text:p>
        <text:p text:style-name="P5"><text:span text:style-name="T2">www.dai-labor.de · sahin.albayrak@dai-labor.de</text:span></text:p>
        <text:p text:style-name="P5"><text:span text:style-name="T3">26</text:span><text:span text:style-name="T4">th</text:span><text:span text:style-name="T3"> International Conference on Machine Learning</text:span><text:span text:style-name="T2">, Montr</text:span><text:span text:style-name="T5">éal</text:span><text:span text:style-name="T2">, June 2009</text:span></text:p>
        <draw:enhanced-geometry svg:viewBox="0 0 21600 21600" draw:type="mso-spt202" draw:enhanced-path="M 0 0 L 21600 0 21600 21600 0 21600 0 0 Z N"/>
      </draw:custom-shape>
      <draw:frame draw:name="DAI_Logo1200" draw:style-name="gr7" draw:text-style-name="P4" draw:layer="backgroundobjects" svg:width="23.693cm" svg:height="4.736cm" svg:x="3.409cm" svg:y="4.604cm">
        <draw:image xlink:href="Pictures/10000200000003E0000000C8AB364A3D.png" xlink:type="simple" xlink:show="embed" xlink:actuate="onLoad">
          <text:p/>
        </draw:image>
      </draw:frame>
      <draw:frame draw:name="Logo_TU_2d_rot" draw:style-name="gr8" draw:text-style-name="P4" draw:layer="backgroundobjects" svg:width="10.006cm" svg:height="7.36cm" svg:x="77.302cm" svg:y="3.259cm">
        <draw:image xlink:href="Pictures/2000000C000154F60000FCE8DAD6E4FE.wmf" xlink:type="simple" xlink:show="embed" xlink:actuate="onLoad">
          <text:p/>
        </draw:image>
      </draw:frame>
      <draw:frame presentation:style-name="Standard-title" draw:layer="backgroundobjects" svg:width="81.908cm" svg:height="20.376cm" svg:x="4.55cm" svg:y="4.868cm" presentation:class="title" presentation:placeholder="true">
        <draw:text-box/>
      </draw:frame>
      <presentation:notes style:page-layout-name="PM0">
        <draw:rect draw:style-name="gr9" draw:text-style-name="P6" draw:layer="backgroundobjects" svg:width="82.83cm" svg:height="117.62cm" svg:x="0cm" svg:y="0cm">
          <text:p/>
        </draw:rect>
        <draw:custom-shape draw:style-name="gr10" draw:text-style-name="P3" draw:layer="backgroundobjects" svg:width="82.85cm" svg:height="117.616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backgroundobjects" svg:width="82.85cm" svg:height="117.616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backgroundobjects" svg:width="35.922cm" svg:height="5.887cm" svg:x="0cm" svg:y="0cm">
          <text:p/>
          <draw:enhanced-geometry svg:viewBox="0 0 21600 21600" draw:type="mso-spt202" draw:enhanced-path="M 0 0 L 21600 0 21600 21600 0 21600 0 0 Z N"/>
        </draw:custom-shape>
        <draw:custom-shape draw:style-name="gr5" draw:text-style-name="P3" draw:layer="backgroundobjects" svg:width="35.921cm" svg:height="5.887cm" svg:x="46.911cm" svg:y="0cm">
          <text:p/>
          <draw:enhanced-geometry svg:viewBox="0 0 21600 21600" draw:type="mso-spt202" draw:enhanced-path="M 0 0 L 21600 0 21600 21600 0 21600 0 0 Z N"/>
        </draw:custom-shape>
        <draw:page-thumbnail presentation:style-name="Standard-title" draw:layer="backgroundobjects" svg:width="128.354cm" svg:height="77.361cm" svg:x="-128.358cm" svg:y="-77.364cm" presentation:class="page"/>
        <draw:frame presentation:style-name="Standard-notes" draw:layer="backgroundobjects" svg:width="66.252cm" svg:height="52.874cm" svg:x="8.281cm" svg:y="55.883cm" presentation:class="notes" presentation:placeholder="true">
          <draw:text-box/>
        </draw:frame>
        <draw:custom-shape draw:style-name="gr5" draw:text-style-name="P3" draw:layer="backgroundobjects" svg:width="35.922cm" svg:height="5.905cm" svg:x="0cm" svg:y="111.711cm">
          <text:p/>
          <draw:enhanced-geometry svg:viewBox="0 0 21600 21600" draw:type="mso-spt202" draw:enhanced-path="M 0 0 L 21600 0 21600 21600 0 21600 0 0 Z N"/>
        </draw:custom-shape>
        <draw:frame presentation:style-name="pr1" draw:text-style-name="P7" draw:layer="backgroundobjects" svg:width="35.882cm" svg:height="5.866cm" svg:x="46.911cm" svg:y="111.709cm" presentation:class="page-number">
          <draw:text-box>
            <text:p text:style-name="P7"><text:span text:style-name="T6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Win32 OpenOffice.org_project/680m5$Build-9011</meta:generator>
    <dc:title>Folie 1</dc:title>
    <meta:creation-date>2009-06-10T10:35:29</meta:creation-date>
    <dc:creator>DAI-Labor TU Berlin</dc:creator>
    <dc:date>2009-06-12T09:48:19</dc:date>
    <meta:print-date>2009-06-10T10:35:29</meta:print-date>
    <dc:language>de-DE</dc:language>
    <meta:editing-cycles>88</meta:editing-cycles>
    <meta:editing-duration>PT2H14M41S</meta:editing-duration>
    <meta:user-defined meta:name="Info 1"/>
    <meta:user-defined meta:name="Info 2"/>
    <meta:user-defined meta:name="Info 3"/>
    <meta:user-defined meta:name="Info 4"/>
    <meta:document-statistic meta:object-count="219"/>
  </office:meta>
</office:document-meta>
</file>